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3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float" office:value="1948" table:style-name="ce2">
            <text:p>1948</text:p>
          </table:table-cell>
          <table:table-cell office:value-type="float" office:value="-26.891999999999999" table:style-name="ce3">
            <text:p>-26.89</text:p>
          </table:table-cell>
          <table:table-cell office:value-type="float" office:value="-27.004999999999999" table:style-name="ce3">
            <text:p>-27.01</text:p>
          </table:table-cell>
          <table:table-cell office:value-type="float" office:value="-23.689" table:style-name="ce3">
            <text:p>-23.69</text:p>
          </table:table-cell>
          <table:table-cell office:value-type="float" office:value="-16.364000000000001" table:style-name="ce3">
            <text:p>-16.36</text:p>
          </table:table-cell>
          <table:table-cell office:value-type="float" office:value="-3.4279999999999999" table:style-name="ce3">
            <text:p>-3.43</text:p>
          </table:table-cell>
          <table:table-cell office:value-type="float" office:value="3.23" table:style-name="ce3">
            <text:p>3.23</text:p>
          </table:table-cell>
          <table:table-cell office:value-type="float" office:value="4.9169999999999998" table:style-name="ce3">
            <text:p>4.92</text:p>
          </table:table-cell>
          <table:table-cell office:value-type="float" office:value="3.1120000000000001" table:style-name="ce3">
            <text:p>3.11</text:p>
          </table:table-cell>
          <table:table-cell office:value-type="float" office:value="-3.214" table:style-name="ce3">
            <text:p>-3.21</text:p>
          </table:table-cell>
          <table:table-cell office:value-type="float" office:value="-10.497999999999999" table:style-name="ce3">
            <text:p>-10.50</text:p>
          </table:table-cell>
          <table:table-cell office:value-type="float" office:value="-19.542999999999999" table:style-name="ce3">
            <text:p>-19.54</text:p>
          </table:table-cell>
          <table:table-cell office:value-type="float" office:value="-28.126000000000001" table:style-name="ce3">
            <text:p>-28.13</text:p>
          </table:table-cell>
          <table:table-cell table:number-columns-repeated="16371"/>
        </table:table-row>
        <table:table-row table:style-name="ro1">
          <table:table-cell office:value-type="float" office:value="1949" table:style-name="ce2">
            <text:p>1949</text:p>
          </table:table-cell>
          <table:table-cell office:value-type="float" office:value="-28.376999999999999" table:style-name="ce3">
            <text:p>-28.38</text:p>
          </table:table-cell>
          <table:table-cell office:value-type="float" office:value="-24.167000000000002" table:style-name="ce3">
            <text:p>-24.17</text:p>
          </table:table-cell>
          <table:table-cell office:value-type="float" office:value="-20.533999999999999" table:style-name="ce3">
            <text:p>-20.53</text:p>
          </table:table-cell>
          <table:table-cell office:value-type="float" office:value="-16.54" table:style-name="ce3">
            <text:p>-16.54</text:p>
          </table:table-cell>
          <table:table-cell office:value-type="float" office:value="-5.33" table:style-name="ce3">
            <text:p>-5.33</text:p>
          </table:table-cell>
          <table:table-cell office:value-type="float" office:value="2.3679999999999999" table:style-name="ce3">
            <text:p>2.37</text:p>
          </table:table-cell>
          <table:table-cell office:value-type="float" office:value="5.1040000000000001" table:style-name="ce3">
            <text:p>5.10</text:p>
          </table:table-cell>
          <table:table-cell office:value-type="float" office:value="3.4220000000000002" table:style-name="ce3">
            <text:p>3.42</text:p>
          </table:table-cell>
          <table:table-cell office:value-type="float" office:value="-2.59" table:style-name="ce3">
            <text:p>-2.59</text:p>
          </table:table-cell>
          <table:table-cell office:value-type="float" office:value="-12.198" table:style-name="ce3">
            <text:p>-12.20</text:p>
          </table:table-cell>
          <table:table-cell office:value-type="float" office:value="-18.347999999999999" table:style-name="ce3">
            <text:p>-18.35</text:p>
          </table:table-cell>
          <table:table-cell office:value-type="float" office:value="-21.341000000000001" table:style-name="ce3">
            <text:p>-21.34</text:p>
          </table:table-cell>
          <table:table-cell table:number-columns-repeated="16371"/>
        </table:table-row>
        <table:table-row table:style-name="ro1">
          <table:table-cell office:value-type="float" office:value="1950" table:style-name="ce2">
            <text:p>1950</text:p>
          </table:table-cell>
          <table:table-cell office:value-type="float" office:value="-26.416" table:style-name="ce3">
            <text:p>-26.42</text:p>
          </table:table-cell>
          <table:table-cell office:value-type="float" office:value="-27.617999999999999" table:style-name="ce3">
            <text:p>-27.62</text:p>
          </table:table-cell>
          <table:table-cell office:value-type="float" office:value="-21.202999999999999" table:style-name="ce3">
            <text:p>-21.20</text:p>
          </table:table-cell>
          <table:table-cell office:value-type="float" office:value="-14.531000000000001" table:style-name="ce3">
            <text:p>-14.53</text:p>
          </table:table-cell>
          <table:table-cell office:value-type="float" office:value="-3.7570000000000001" table:style-name="ce3">
            <text:p>-3.76</text:p>
          </table:table-cell>
          <table:table-cell office:value-type="float" office:value="3.1469999999999998" table:style-name="ce3">
            <text:p>3.15</text:p>
          </table:table-cell>
          <table:table-cell office:value-type="float" office:value="5.1020000000000003" table:style-name="ce3">
            <text:p>5.10</text:p>
          </table:table-cell>
          <table:table-cell office:value-type="float" office:value="3.3479999999999999" table:style-name="ce3">
            <text:p>3.35</text:p>
          </table:table-cell>
          <table:table-cell office:value-type="float" office:value="-4.2569999999999997" table:style-name="ce3">
            <text:p>-4.26</text:p>
          </table:table-cell>
          <table:table-cell office:value-type="float" office:value="-13.456" table:style-name="ce3">
            <text:p>-13.46</text:p>
          </table:table-cell>
          <table:table-cell office:value-type="float" office:value="-21.067" table:style-name="ce3">
            <text:p>-21.07</text:p>
          </table:table-cell>
          <table:table-cell office:value-type="float" office:value="-25.436" table:style-name="ce3">
            <text:p>-25.44</text:p>
          </table:table-cell>
          <table:table-cell table:number-columns-repeated="16371"/>
        </table:table-row>
        <table:table-row table:style-name="ro1">
          <table:table-cell office:value-type="float" office:value="1951" table:style-name="ce2">
            <text:p>1951</text:p>
          </table:table-cell>
          <table:table-cell office:value-type="float" office:value="-31.431999999999999" table:style-name="ce3">
            <text:p>-31.43</text:p>
          </table:table-cell>
          <table:table-cell office:value-type="float" office:value="-28.888999999999999" table:style-name="ce3">
            <text:p>-28.89</text:p>
          </table:table-cell>
          <table:table-cell office:value-type="float" office:value="-20.89" table:style-name="ce3">
            <text:p>-20.89</text:p>
          </table:table-cell>
          <table:table-cell office:value-type="float" office:value="-14.414" table:style-name="ce3">
            <text:p>-14.41</text:p>
          </table:table-cell>
          <table:table-cell office:value-type="float" office:value="-3.6429999999999998" table:style-name="ce3">
            <text:p>-3.64</text:p>
          </table:table-cell>
          <table:table-cell office:value-type="float" office:value="2.81" table:style-name="ce3">
            <text:p>2.81</text:p>
          </table:table-cell>
          <table:table-cell office:value-type="float" office:value="5.0250000000000004" table:style-name="ce3">
            <text:p>5.03</text:p>
          </table:table-cell>
          <table:table-cell office:value-type="float" office:value="3.22" table:style-name="ce3">
            <text:p>3.22</text:p>
          </table:table-cell>
          <table:table-cell office:value-type="float" office:value="-2.387" table:style-name="ce3">
            <text:p>-2.39</text:p>
          </table:table-cell>
          <table:table-cell office:value-type="float" office:value="-13.775" table:style-name="ce3">
            <text:p>-13.78</text:p>
          </table:table-cell>
          <table:table-cell office:value-type="float" office:value="-22.594000000000001" table:style-name="ce3">
            <text:p>-22.59</text:p>
          </table:table-cell>
          <table:table-cell office:value-type="float" office:value="-25.334" table:style-name="ce3">
            <text:p>-25.33</text:p>
          </table:table-cell>
          <table:table-cell table:number-columns-repeated="16371"/>
        </table:table-row>
        <table:table-row table:style-name="ro1">
          <table:table-cell office:value-type="float" office:value="1952" table:style-name="ce2">
            <text:p>1952</text:p>
          </table:table-cell>
          <table:table-cell office:value-type="float" office:value="-25.437000000000001" table:style-name="ce3">
            <text:p>-25.44</text:p>
          </table:table-cell>
          <table:table-cell office:value-type="float" office:value="-24.358000000000001" table:style-name="ce3">
            <text:p>-24.36</text:p>
          </table:table-cell>
          <table:table-cell office:value-type="float" office:value="-24.113" table:style-name="ce3">
            <text:p>-24.11</text:p>
          </table:table-cell>
          <table:table-cell office:value-type="float" office:value="-15.614000000000001" table:style-name="ce3">
            <text:p>-15.61</text:p>
          </table:table-cell>
          <table:table-cell office:value-type="float" office:value="-3.3250000000000002" table:style-name="ce3">
            <text:p>-3.33</text:p>
          </table:table-cell>
          <table:table-cell office:value-type="float" office:value="3.1120000000000001" table:style-name="ce3">
            <text:p>3.11</text:p>
          </table:table-cell>
          <table:table-cell office:value-type="float" office:value="5.2969999999999997" table:style-name="ce3">
            <text:p>5.30</text:p>
          </table:table-cell>
          <table:table-cell office:value-type="float" office:value="3.1739999999999999" table:style-name="ce3">
            <text:p>3.17</text:p>
          </table:table-cell>
          <table:table-cell office:value-type="float" office:value="-2.673" table:style-name="ce3">
            <text:p>-2.67</text:p>
          </table:table-cell>
          <table:table-cell office:value-type="float" office:value="-13.561" table:style-name="ce3">
            <text:p>-13.56</text:p>
          </table:table-cell>
          <table:table-cell office:value-type="float" office:value="-20.285" table:style-name="ce3">
            <text:p>-20.29</text:p>
          </table:table-cell>
          <table:table-cell office:value-type="float" office:value="-23.635000000000002" table:style-name="ce3">
            <text:p>-23.64</text:p>
          </table:table-cell>
          <table:table-cell table:number-columns-repeated="16371"/>
        </table:table-row>
        <table:table-row table:style-name="ro1">
          <table:table-cell office:value-type="float" office:value="1953" table:style-name="ce2">
            <text:p>1953</text:p>
          </table:table-cell>
          <table:table-cell office:value-type="float" office:value="-26.51" table:style-name="ce3">
            <text:p>-26.51</text:p>
          </table:table-cell>
          <table:table-cell office:value-type="float" office:value="-25.981000000000002" table:style-name="ce3">
            <text:p>-25.98</text:p>
          </table:table-cell>
          <table:table-cell office:value-type="float" office:value="-26.256" table:style-name="ce3">
            <text:p>-26.26</text:p>
          </table:table-cell>
          <table:table-cell office:value-type="float" office:value="-13.375999999999999" table:style-name="ce3">
            <text:p>-13.38</text:p>
          </table:table-cell>
          <table:table-cell office:value-type="float" office:value="-2.9390000000000001" table:style-name="ce3">
            <text:p>-2.94</text:p>
          </table:table-cell>
          <table:table-cell office:value-type="float" office:value="3.8439999999999999" table:style-name="ce3">
            <text:p>3.84</text:p>
          </table:table-cell>
          <table:table-cell office:value-type="float" office:value="5.3540000000000001" table:style-name="ce3">
            <text:p>5.35</text:p>
          </table:table-cell>
          <table:table-cell office:value-type="float" office:value="3.6789999999999998" table:style-name="ce3">
            <text:p>3.68</text:p>
          </table:table-cell>
          <table:table-cell office:value-type="float" office:value="-3.903" table:style-name="ce3">
            <text:p>-3.90</text:p>
          </table:table-cell>
          <table:table-cell office:value-type="float" office:value="-13.54" table:style-name="ce3">
            <text:p>-13.54</text:p>
          </table:table-cell>
          <table:table-cell office:value-type="float" office:value="-18.539000000000001" table:style-name="ce3">
            <text:p>-18.54</text:p>
          </table:table-cell>
          <table:table-cell office:value-type="float" office:value="-25.061" table:style-name="ce3">
            <text:p>-25.06</text:p>
          </table:table-cell>
          <table:table-cell table:number-columns-repeated="16371"/>
        </table:table-row>
        <table:table-row table:style-name="ro1">
          <table:table-cell office:value-type="float" office:value="1954" table:style-name="ce2">
            <text:p>1954</text:p>
          </table:table-cell>
          <table:table-cell office:value-type="float" office:value="-26.201000000000001" table:style-name="ce3">
            <text:p>-26.20</text:p>
          </table:table-cell>
          <table:table-cell office:value-type="float" office:value="-26.373000000000001" table:style-name="ce3">
            <text:p>-26.37</text:p>
          </table:table-cell>
          <table:table-cell office:value-type="float" office:value="-24.925000000000001" table:style-name="ce3">
            <text:p>-24.93</text:p>
          </table:table-cell>
          <table:table-cell office:value-type="float" office:value="-14.029" table:style-name="ce3">
            <text:p>-14.03</text:p>
          </table:table-cell>
          <table:table-cell office:value-type="float" office:value="-4.2969999999999997" table:style-name="ce3">
            <text:p>-4.30</text:p>
          </table:table-cell>
          <table:table-cell office:value-type="float" office:value="3.2389999999999999" table:style-name="ce3">
            <text:p>3.24</text:p>
          </table:table-cell>
          <table:table-cell office:value-type="float" office:value="5.41" table:style-name="ce3">
            <text:p>5.41</text:p>
          </table:table-cell>
          <table:table-cell office:value-type="float" office:value="4.3339999999999996" table:style-name="ce3">
            <text:p>4.33</text:p>
          </table:table-cell>
          <table:table-cell office:value-type="float" office:value="-2.97" table:style-name="ce3">
            <text:p>-2.97</text:p>
          </table:table-cell>
          <table:table-cell office:value-type="float" office:value="-11.141" table:style-name="ce3">
            <text:p>-11.14</text:p>
          </table:table-cell>
          <table:table-cell office:value-type="float" office:value="-19.748999999999999" table:style-name="ce3">
            <text:p>-19.75</text:p>
          </table:table-cell>
          <table:table-cell office:value-type="float" office:value="-23.873000000000001" table:style-name="ce3">
            <text:p>-23.87</text:p>
          </table:table-cell>
          <table:table-cell table:number-columns-repeated="16371"/>
        </table:table-row>
        <table:table-row table:style-name="ro1">
          <table:table-cell office:value-type="float" office:value="1955" table:style-name="ce2">
            <text:p>1955</text:p>
          </table:table-cell>
          <table:table-cell office:value-type="float" office:value="-25.271999999999998" table:style-name="ce3">
            <text:p>-25.27</text:p>
          </table:table-cell>
          <table:table-cell office:value-type="float" office:value="-27.111000000000001" table:style-name="ce3">
            <text:p>-27.11</text:p>
          </table:table-cell>
          <table:table-cell office:value-type="float" office:value="-21.844000000000001" table:style-name="ce3">
            <text:p>-21.84</text:p>
          </table:table-cell>
          <table:table-cell office:value-type="float" office:value="-15.948" table:style-name="ce3">
            <text:p>-15.95</text:p>
          </table:table-cell>
          <table:table-cell office:value-type="float" office:value="-6.6289999999999996" table:style-name="ce3">
            <text:p>-6.63</text:p>
          </table:table-cell>
          <table:table-cell office:value-type="float" office:value="3.0449999999999999" table:style-name="ce3">
            <text:p>3.05</text:p>
          </table:table-cell>
          <table:table-cell office:value-type="float" office:value="5.056" table:style-name="ce3">
            <text:p>5.06</text:p>
          </table:table-cell>
          <table:table-cell office:value-type="float" office:value="3.5270000000000001" table:style-name="ce3">
            <text:p>3.53</text:p>
          </table:table-cell>
          <table:table-cell office:value-type="float" office:value="-3.3290000000000002" table:style-name="ce3">
            <text:p>-3.33</text:p>
          </table:table-cell>
          <table:table-cell office:value-type="float" office:value="-11.926" table:style-name="ce3">
            <text:p>-11.93</text:p>
          </table:table-cell>
          <table:table-cell office:value-type="float" office:value="-22.292999999999999" table:style-name="ce3">
            <text:p>-22.29</text:p>
          </table:table-cell>
          <table:table-cell office:value-type="float" office:value="-24.936" table:style-name="ce3">
            <text:p>-24.94</text:p>
          </table:table-cell>
          <table:table-cell table:number-columns-repeated="16371"/>
        </table:table-row>
        <table:table-row table:style-name="ro1">
          <table:table-cell office:value-type="float" office:value="1956" table:style-name="ce2">
            <text:p>1956</text:p>
          </table:table-cell>
          <table:table-cell office:value-type="float" office:value="-24.859000000000002" table:style-name="ce3">
            <text:p>-24.86</text:p>
          </table:table-cell>
          <table:table-cell office:value-type="float" office:value="-23.655000000000001" table:style-name="ce3">
            <text:p>-23.66</text:p>
          </table:table-cell>
          <table:table-cell office:value-type="float" office:value="-24.25" table:style-name="ce3">
            <text:p>-24.25</text:p>
          </table:table-cell>
          <table:table-cell office:value-type="float" office:value="-15.214" table:style-name="ce3">
            <text:p>-15.21</text:p>
          </table:table-cell>
          <table:table-cell office:value-type="float" office:value="-6.0629999999999997" table:style-name="ce3">
            <text:p>-6.06</text:p>
          </table:table-cell>
          <table:table-cell office:value-type="float" office:value="2.645" table:style-name="ce3">
            <text:p>2.65</text:p>
          </table:table-cell>
          <table:table-cell office:value-type="float" office:value="5.1509999999999998" table:style-name="ce3">
            <text:p>5.15</text:p>
          </table:table-cell>
          <table:table-cell office:value-type="float" office:value="2.86" table:style-name="ce3">
            <text:p>2.86</text:p>
          </table:table-cell>
          <table:table-cell office:value-type="float" office:value="-3.9369999999999998" table:style-name="ce3">
            <text:p>-3.94</text:p>
          </table:table-cell>
          <table:table-cell office:value-type="float" office:value="-14.589" table:style-name="ce3">
            <text:p>-14.59</text:p>
          </table:table-cell>
          <table:table-cell office:value-type="float" office:value="-18.963999999999999" table:style-name="ce3">
            <text:p>-18.96</text:p>
          </table:table-cell>
          <table:table-cell office:value-type="float" office:value="-20.376999999999999" table:style-name="ce3">
            <text:p>-20.38</text:p>
          </table:table-cell>
          <table:table-cell table:number-columns-repeated="16371"/>
        </table:table-row>
        <table:table-row table:style-name="ro1">
          <table:table-cell office:value-type="float" office:value="1957" table:style-name="ce2">
            <text:p>1957</text:p>
          </table:table-cell>
          <table:table-cell office:value-type="float" office:value="-24.634" table:style-name="ce3">
            <text:p>-24.63</text:p>
          </table:table-cell>
          <table:table-cell office:value-type="float" office:value="-23.503" table:style-name="ce3">
            <text:p>-23.50</text:p>
          </table:table-cell>
          <table:table-cell office:value-type="float" office:value="-21.704000000000001" table:style-name="ce3">
            <text:p>-21.70</text:p>
          </table:table-cell>
          <table:table-cell office:value-type="float" office:value="-13.771000000000001" table:style-name="ce3">
            <text:p>-13.77</text:p>
          </table:table-cell>
          <table:table-cell office:value-type="float" office:value="-4.1719999999999997" table:style-name="ce3">
            <text:p>-4.17</text:p>
          </table:table-cell>
          <table:table-cell office:value-type="float" office:value="2.976" table:style-name="ce3">
            <text:p>2.98</text:p>
          </table:table-cell>
          <table:table-cell office:value-type="float" office:value="5.5389999999999997" table:style-name="ce3">
            <text:p>5.54</text:p>
          </table:table-cell>
          <table:table-cell office:value-type="float" office:value="3.585" table:style-name="ce3">
            <text:p>3.59</text:p>
          </table:table-cell>
          <table:table-cell office:value-type="float" office:value="-4.2460000000000004" table:style-name="ce3">
            <text:p>-4.25</text:p>
          </table:table-cell>
          <table:table-cell office:value-type="float" office:value="-11.657999999999999" table:style-name="ce3">
            <text:p>-11.66</text:p>
          </table:table-cell>
          <table:table-cell office:value-type="float" office:value="-20.067" table:style-name="ce3">
            <text:p>-20.07</text:p>
          </table:table-cell>
          <table:table-cell office:value-type="float" office:value="-26.805" table:style-name="ce3">
            <text:p>-26.81</text:p>
          </table:table-cell>
          <table:table-cell table:number-columns-repeated="16371"/>
        </table:table-row>
        <table:table-row table:style-name="ro1">
          <table:table-cell office:value-type="float" office:value="1958" table:style-name="ce2">
            <text:p>1958</text:p>
          </table:table-cell>
          <table:table-cell office:value-type="float" office:value="-23.602" table:style-name="ce3">
            <text:p>-23.60</text:p>
          </table:table-cell>
          <table:table-cell office:value-type="float" office:value="-25.145" table:style-name="ce3">
            <text:p>-25.15</text:p>
          </table:table-cell>
          <table:table-cell office:value-type="float" office:value="-21.954000000000001" table:style-name="ce3">
            <text:p>-21.95</text:p>
          </table:table-cell>
          <table:table-cell office:value-type="float" office:value="-17.327000000000002" table:style-name="ce3">
            <text:p>-17.33</text:p>
          </table:table-cell>
          <table:table-cell office:value-type="float" office:value="-6.4050000000000002" table:style-name="ce3">
            <text:p>-6.41</text:p>
          </table:table-cell>
          <table:table-cell office:value-type="float" office:value="2.3359999999999999" table:style-name="ce3">
            <text:p>2.34</text:p>
          </table:table-cell>
          <table:table-cell office:value-type="float" office:value="5.1790000000000003" table:style-name="ce3">
            <text:p>5.18</text:p>
          </table:table-cell>
          <table:table-cell office:value-type="float" office:value="3.629" table:style-name="ce3">
            <text:p>3.63</text:p>
          </table:table-cell>
          <table:table-cell office:value-type="float" office:value="-3.9670000000000001" table:style-name="ce3">
            <text:p>-3.97</text:p>
          </table:table-cell>
          <table:table-cell office:value-type="float" office:value="-14.012" table:style-name="ce3">
            <text:p>-14.01</text:p>
          </table:table-cell>
          <table:table-cell office:value-type="float" office:value="-21.036000000000001" table:style-name="ce3">
            <text:p>-21.04</text:p>
          </table:table-cell>
          <table:table-cell office:value-type="float" office:value="-22.614000000000001" table:style-name="ce3">
            <text:p>-22.61</text:p>
          </table:table-cell>
          <table:table-cell table:number-columns-repeated="16371"/>
        </table:table-row>
        <table:table-row table:style-name="ro1">
          <table:table-cell office:value-type="float" office:value="1959" table:style-name="ce2">
            <text:p>1959</text:p>
          </table:table-cell>
          <table:table-cell office:value-type="float" office:value="-24.199000000000002" table:style-name="ce3">
            <text:p>-24.20</text:p>
          </table:table-cell>
          <table:table-cell office:value-type="float" office:value="-25.890999999999998" table:style-name="ce3">
            <text:p>-25.89</text:p>
          </table:table-cell>
          <table:table-cell office:value-type="float" office:value="-22.817" table:style-name="ce3">
            <text:p>-22.82</text:p>
          </table:table-cell>
          <table:table-cell office:value-type="float" office:value="-14.288" table:style-name="ce3">
            <text:p>-14.29</text:p>
          </table:table-cell>
          <table:table-cell office:value-type="float" office:value="-5.3929999999999998" table:style-name="ce3">
            <text:p>-5.39</text:p>
          </table:table-cell>
          <table:table-cell office:value-type="float" office:value="2.7530000000000001" table:style-name="ce3">
            <text:p>2.75</text:p>
          </table:table-cell>
          <table:table-cell office:value-type="float" office:value="4.9409999999999998" table:style-name="ce3">
            <text:p>4.94</text:p>
          </table:table-cell>
          <table:table-cell office:value-type="float" office:value="3.419" table:style-name="ce3">
            <text:p>3.42</text:p>
          </table:table-cell>
          <table:table-cell office:value-type="float" office:value="-3.444" table:style-name="ce3">
            <text:p>-3.44</text:p>
          </table:table-cell>
          <table:table-cell office:value-type="float" office:value="-12.63" table:style-name="ce3">
            <text:p>-12.63</text:p>
          </table:table-cell>
          <table:table-cell office:value-type="float" office:value="-17.382000000000001" table:style-name="ce3">
            <text:p>-17.38</text:p>
          </table:table-cell>
          <table:table-cell office:value-type="float" office:value="-24.936" table:style-name="ce3">
            <text:p>-24.94</text:p>
          </table:table-cell>
          <table:table-cell table:number-columns-repeated="16371"/>
        </table:table-row>
        <table:table-row table:style-name="ro1">
          <table:table-cell office:value-type="float" office:value="1960" table:style-name="ce2">
            <text:p>1960</text:p>
          </table:table-cell>
          <table:table-cell office:value-type="float" office:value="-23.581" table:style-name="ce3">
            <text:p>-23.58</text:p>
          </table:table-cell>
          <table:table-cell office:value-type="float" office:value="-25.469000000000001" table:style-name="ce3">
            <text:p>-25.47</text:p>
          </table:table-cell>
          <table:table-cell office:value-type="float" office:value="-23.827999999999999" table:style-name="ce3">
            <text:p>-23.83</text:p>
          </table:table-cell>
          <table:table-cell office:value-type="float" office:value="-16.491" table:style-name="ce3">
            <text:p>-16.49</text:p>
          </table:table-cell>
          <table:table-cell office:value-type="float" office:value="-4.5830000000000002" table:style-name="ce3">
            <text:p>-4.58</text:p>
          </table:table-cell>
          <table:table-cell office:value-type="float" office:value="3.282" table:style-name="ce3">
            <text:p>3.28</text:p>
          </table:table-cell>
          <table:table-cell office:value-type="float" office:value="5.4720000000000004" table:style-name="ce3">
            <text:p>5.47</text:p>
          </table:table-cell>
          <table:table-cell office:value-type="float" office:value="3.4609999999999999" table:style-name="ce3">
            <text:p>3.46</text:p>
          </table:table-cell>
          <table:table-cell office:value-type="float" office:value="-3.347" table:style-name="ce3">
            <text:p>-3.35</text:p>
          </table:table-cell>
          <table:table-cell office:value-type="float" office:value="-13.308" table:style-name="ce3">
            <text:p>-13.31</text:p>
          </table:table-cell>
          <table:table-cell office:value-type="float" office:value="-20.843" table:style-name="ce3">
            <text:p>-20.84</text:p>
          </table:table-cell>
          <table:table-cell office:value-type="float" office:value="-22.959" table:style-name="ce3">
            <text:p>-22.96</text:p>
          </table:table-cell>
          <table:table-cell table:number-columns-repeated="16371"/>
        </table:table-row>
        <table:table-row table:style-name="ro1">
          <table:table-cell office:value-type="float" office:value="1961" table:style-name="ce2">
            <text:p>1961</text:p>
          </table:table-cell>
          <table:table-cell office:value-type="float" office:value="-24.911000000000001" table:style-name="ce3">
            <text:p>-24.91</text:p>
          </table:table-cell>
          <table:table-cell office:value-type="float" office:value="-27.366" table:style-name="ce3">
            <text:p>-27.37</text:p>
          </table:table-cell>
          <table:table-cell office:value-type="float" office:value="-24.123999999999999" table:style-name="ce3">
            <text:p>-24.12</text:p>
          </table:table-cell>
          <table:table-cell office:value-type="float" office:value="-15.802" table:style-name="ce3">
            <text:p>-15.80</text:p>
          </table:table-cell>
          <table:table-cell office:value-type="float" office:value="-7.03" table:style-name="ce3">
            <text:p>-7.03</text:p>
          </table:table-cell>
          <table:table-cell office:value-type="float" office:value="2.609" table:style-name="ce3">
            <text:p>2.61</text:p>
          </table:table-cell>
          <table:table-cell office:value-type="float" office:value="5.0940000000000003" table:style-name="ce3">
            <text:p>5.09</text:p>
          </table:table-cell>
          <table:table-cell office:value-type="float" office:value="2.948" table:style-name="ce3">
            <text:p>2.95</text:p>
          </table:table-cell>
          <table:table-cell office:value-type="float" office:value="-4.1040000000000001" table:style-name="ce3">
            <text:p>-4.10</text:p>
          </table:table-cell>
          <table:table-cell office:value-type="float" office:value="-12.762" table:style-name="ce3">
            <text:p>-12.76</text:p>
          </table:table-cell>
          <table:table-cell office:value-type="float" office:value="-20.905999999999999" table:style-name="ce3">
            <text:p>-20.91</text:p>
          </table:table-cell>
          <table:table-cell office:value-type="float" office:value="-25.690999999999999" table:style-name="ce3">
            <text:p>-25.69</text:p>
          </table:table-cell>
          <table:table-cell table:number-columns-repeated="16371"/>
        </table:table-row>
        <table:table-row table:style-name="ro1">
          <table:table-cell office:value-type="float" office:value="1962" table:style-name="ce2">
            <text:p>1962</text:p>
          </table:table-cell>
          <table:table-cell office:value-type="float" office:value="-25.257000000000001" table:style-name="ce3">
            <text:p>-25.26</text:p>
          </table:table-cell>
          <table:table-cell office:value-type="float" office:value="-25.16" table:style-name="ce3">
            <text:p>-25.16</text:p>
          </table:table-cell>
          <table:table-cell office:value-type="float" office:value="-19.881" table:style-name="ce3">
            <text:p>-19.88</text:p>
          </table:table-cell>
          <table:table-cell office:value-type="float" office:value="-16.056000000000001" table:style-name="ce3">
            <text:p>-16.06</text:p>
          </table:table-cell>
          <table:table-cell office:value-type="float" office:value="-7.4130000000000003" table:style-name="ce3">
            <text:p>-7.41</text:p>
          </table:table-cell>
          <table:table-cell office:value-type="float" office:value="2.2309999999999999" table:style-name="ce3">
            <text:p>2.23</text:p>
          </table:table-cell>
          <table:table-cell office:value-type="float" office:value="4.8490000000000002" table:style-name="ce3">
            <text:p>4.85</text:p>
          </table:table-cell>
          <table:table-cell office:value-type="float" office:value="2.895" table:style-name="ce3">
            <text:p>2.90</text:p>
          </table:table-cell>
          <table:table-cell office:value-type="float" office:value="-5.4290000000000003" table:style-name="ce3">
            <text:p>-5.43</text:p>
          </table:table-cell>
          <table:table-cell office:value-type="float" office:value="-13.958" table:style-name="ce3">
            <text:p>-13.96</text:p>
          </table:table-cell>
          <table:table-cell office:value-type="float" office:value="-18.925000000000001" table:style-name="ce3">
            <text:p>-18.93</text:p>
          </table:table-cell>
          <table:table-cell office:value-type="float" office:value="-24.356999999999999" table:style-name="ce3">
            <text:p>-24.36</text:p>
          </table:table-cell>
          <table:table-cell table:number-columns-repeated="16371"/>
        </table:table-row>
        <table:table-row table:style-name="ro1">
          <table:table-cell office:value-type="float" office:value="1963" table:style-name="ce2">
            <text:p>1963</text:p>
          </table:table-cell>
          <table:table-cell office:value-type="float" office:value="-26.696999999999999" table:style-name="ce3">
            <text:p>-26.70</text:p>
          </table:table-cell>
          <table:table-cell office:value-type="float" office:value="-26.695" table:style-name="ce3">
            <text:p>-26.70</text:p>
          </table:table-cell>
          <table:table-cell office:value-type="float" office:value="-26.481999999999999" table:style-name="ce3">
            <text:p>-26.48</text:p>
          </table:table-cell>
          <table:table-cell office:value-type="float" office:value="-16.925999999999998" table:style-name="ce3">
            <text:p>-16.93</text:p>
          </table:table-cell>
          <table:table-cell office:value-type="float" office:value="-6.2229999999999999" table:style-name="ce3">
            <text:p>-6.22</text:p>
          </table:table-cell>
          <table:table-cell office:value-type="float" office:value="1.96" table:style-name="ce3">
            <text:p>1.96</text:p>
          </table:table-cell>
          <table:table-cell office:value-type="float" office:value="4.4850000000000003" table:style-name="ce3">
            <text:p>4.49</text:p>
          </table:table-cell>
          <table:table-cell office:value-type="float" office:value="2.7989999999999999" table:style-name="ce3">
            <text:p>2.80</text:p>
          </table:table-cell>
          <table:table-cell office:value-type="float" office:value="-5.2759999999999998" table:style-name="ce3">
            <text:p>-5.28</text:p>
          </table:table-cell>
          <table:table-cell office:value-type="float" office:value="-14.895" table:style-name="ce3">
            <text:p>-14.90</text:p>
          </table:table-cell>
          <table:table-cell office:value-type="float" office:value="-21.015999999999998" table:style-name="ce3">
            <text:p>-21.02</text:p>
          </table:table-cell>
          <table:table-cell office:value-type="float" office:value="-23.271000000000001" table:style-name="ce3">
            <text:p>-23.27</text:p>
          </table:table-cell>
          <table:table-cell table:number-columns-repeated="16371"/>
        </table:table-row>
        <table:table-row table:style-name="ro1">
          <table:table-cell office:value-type="float" office:value="1964" table:style-name="ce2">
            <text:p>1964</text:p>
          </table:table-cell>
          <table:table-cell office:value-type="float" office:value="-28.792999999999999" table:style-name="ce3">
            <text:p>-28.79</text:p>
          </table:table-cell>
          <table:table-cell office:value-type="float" office:value="-25.792999999999999" table:style-name="ce3">
            <text:p>-25.79</text:p>
          </table:table-cell>
          <table:table-cell office:value-type="float" office:value="-26.207000000000001" table:style-name="ce3">
            <text:p>-26.21</text:p>
          </table:table-cell>
          <table:table-cell office:value-type="float" office:value="-18.268999999999998" table:style-name="ce3">
            <text:p>-18.27</text:p>
          </table:table-cell>
          <table:table-cell office:value-type="float" office:value="-7.7779999999999996" table:style-name="ce3">
            <text:p>-7.78</text:p>
          </table:table-cell>
          <table:table-cell office:value-type="float" office:value="2.3039999999999998" table:style-name="ce3">
            <text:p>2.30</text:p>
          </table:table-cell>
          <table:table-cell office:value-type="float" office:value="4.72" table:style-name="ce3">
            <text:p>4.72</text:p>
          </table:table-cell>
          <table:table-cell office:value-type="float" office:value="3.335" table:style-name="ce3">
            <text:p>3.34</text:p>
          </table:table-cell>
          <table:table-cell office:value-type="float" office:value="-4.7300000000000004" table:style-name="ce3">
            <text:p>-4.73</text:p>
          </table:table-cell>
          <table:table-cell office:value-type="float" office:value="-14.195" table:style-name="ce3">
            <text:p>-14.20</text:p>
          </table:table-cell>
          <table:table-cell office:value-type="float" office:value="-20.747" table:style-name="ce3">
            <text:p>-20.75</text:p>
          </table:table-cell>
          <table:table-cell office:value-type="float" office:value="-24.376999999999999" table:style-name="ce3">
            <text:p>-24.38</text:p>
          </table:table-cell>
          <table:table-cell table:number-columns-repeated="16371"/>
        </table:table-row>
        <table:table-row table:style-name="ro1">
          <table:table-cell office:value-type="float" office:value="1965" table:style-name="ce2">
            <text:p>1965</text:p>
          </table:table-cell>
          <table:table-cell office:value-type="float" office:value="-25.652000000000001" table:style-name="ce3">
            <text:p>-25.65</text:p>
          </table:table-cell>
          <table:table-cell office:value-type="float" office:value="-25.033999999999999" table:style-name="ce3">
            <text:p>-25.03</text:p>
          </table:table-cell>
          <table:table-cell office:value-type="float" office:value="-23.577000000000002" table:style-name="ce3">
            <text:p>-23.58</text:p>
          </table:table-cell>
          <table:table-cell office:value-type="float" office:value="-15.835000000000001" table:style-name="ce3">
            <text:p>-15.84</text:p>
          </table:table-cell>
          <table:table-cell office:value-type="float" office:value="-6.3719999999999999" table:style-name="ce3">
            <text:p>-6.37</text:p>
          </table:table-cell>
          <table:table-cell office:value-type="float" office:value="2.2589999999999999" table:style-name="ce3">
            <text:p>2.26</text:p>
          </table:table-cell>
          <table:table-cell office:value-type="float" office:value="4.7469999999999999" table:style-name="ce3">
            <text:p>4.75</text:p>
          </table:table-cell>
          <table:table-cell office:value-type="float" office:value="3.093" table:style-name="ce3">
            <text:p>3.09</text:p>
          </table:table-cell>
          <table:table-cell office:value-type="float" office:value="-4.016" table:style-name="ce3">
            <text:p>-4.02</text:p>
          </table:table-cell>
          <table:table-cell office:value-type="float" office:value="-15.124000000000001" table:style-name="ce3">
            <text:p>-15.12</text:p>
          </table:table-cell>
          <table:table-cell office:value-type="float" office:value="-17.077000000000002" table:style-name="ce3">
            <text:p>-17.08</text:p>
          </table:table-cell>
          <table:table-cell office:value-type="float" office:value="-25.683" table:style-name="ce3">
            <text:p>-25.68</text:p>
          </table:table-cell>
          <table:table-cell table:number-columns-repeated="16371"/>
        </table:table-row>
        <table:table-row table:style-name="ro1">
          <table:table-cell office:value-type="float" office:value="1966" table:style-name="ce2">
            <text:p>1966</text:p>
          </table:table-cell>
          <table:table-cell office:value-type="float" office:value="-28.376000000000001" table:style-name="ce3">
            <text:p>-28.38</text:p>
          </table:table-cell>
          <table:table-cell office:value-type="float" office:value="-25.684999999999999" table:style-name="ce3">
            <text:p>-25.69</text:p>
          </table:table-cell>
          <table:table-cell office:value-type="float" office:value="-24.766999999999999" table:style-name="ce3">
            <text:p>-24.77</text:p>
          </table:table-cell>
          <table:table-cell office:value-type="float" office:value="-16.600000000000001" table:style-name="ce3">
            <text:p>-16.60</text:p>
          </table:table-cell>
          <table:table-cell office:value-type="float" office:value="-6.399" table:style-name="ce3">
            <text:p>-6.40</text:p>
          </table:table-cell>
          <table:table-cell office:value-type="float" office:value="2.4129999999999998" table:style-name="ce3">
            <text:p>2.41</text:p>
          </table:table-cell>
          <table:table-cell office:value-type="float" office:value="4.8239999999999998" table:style-name="ce3">
            <text:p>4.82</text:p>
          </table:table-cell>
          <table:table-cell office:value-type="float" office:value="3.6659999999999999" table:style-name="ce3">
            <text:p>3.67</text:p>
          </table:table-cell>
          <table:table-cell office:value-type="float" office:value="-3.589" table:style-name="ce3">
            <text:p>-3.59</text:p>
          </table:table-cell>
          <table:table-cell office:value-type="float" office:value="-15.4" table:style-name="ce3">
            <text:p>-15.40</text:p>
          </table:table-cell>
          <table:table-cell office:value-type="float" office:value="-19.824999999999999" table:style-name="ce3">
            <text:p>-19.83</text:p>
          </table:table-cell>
          <table:table-cell office:value-type="float" office:value="-21.917000000000002" table:style-name="ce3">
            <text:p>-21.92</text:p>
          </table:table-cell>
          <table:table-cell table:number-columns-repeated="16371"/>
        </table:table-row>
        <table:table-row table:style-name="ro1">
          <table:table-cell office:value-type="float" office:value="1967" table:style-name="ce2">
            <text:p>1967</text:p>
          </table:table-cell>
          <table:table-cell office:value-type="float" office:value="-26.978999999999999" table:style-name="ce3">
            <text:p>-26.98</text:p>
          </table:table-cell>
          <table:table-cell office:value-type="float" office:value="-28.39" table:style-name="ce3">
            <text:p>-28.39</text:p>
          </table:table-cell>
          <table:table-cell office:value-type="float" office:value="-21.998999999999999" table:style-name="ce3">
            <text:p>-22.00</text:p>
          </table:table-cell>
          <table:table-cell office:value-type="float" office:value="-15.055999999999999" table:style-name="ce3">
            <text:p>-15.06</text:p>
          </table:table-cell>
          <table:table-cell office:value-type="float" office:value="-5.0350000000000001" table:style-name="ce3">
            <text:p>-5.04</text:p>
          </table:table-cell>
          <table:table-cell office:value-type="float" office:value="2.06" table:style-name="ce3">
            <text:p>2.06</text:p>
          </table:table-cell>
          <table:table-cell office:value-type="float" office:value="4.774" table:style-name="ce3">
            <text:p>4.77</text:p>
          </table:table-cell>
          <table:table-cell office:value-type="float" office:value="2.9390000000000001" table:style-name="ce3">
            <text:p>2.94</text:p>
          </table:table-cell>
          <table:table-cell office:value-type="float" office:value="-2.7519999999999998" table:style-name="ce3">
            <text:p>-2.75</text:p>
          </table:table-cell>
          <table:table-cell office:value-type="float" office:value="-12.738" table:style-name="ce3">
            <text:p>-12.74</text:p>
          </table:table-cell>
          <table:table-cell office:value-type="float" office:value="-20.49" table:style-name="ce3">
            <text:p>-20.49</text:p>
          </table:table-cell>
          <table:table-cell office:value-type="float" office:value="-22.561" table:style-name="ce3">
            <text:p>-22.56</text:p>
          </table:table-cell>
          <table:table-cell table:number-columns-repeated="16371"/>
        </table:table-row>
        <table:table-row table:style-name="ro1">
          <table:table-cell office:value-type="float" office:value="1968" table:style-name="ce2">
            <text:p>1968</text:p>
          </table:table-cell>
          <table:table-cell office:value-type="float" office:value="-24.637" table:style-name="ce3">
            <text:p>-24.64</text:p>
          </table:table-cell>
          <table:table-cell office:value-type="float" office:value="-25.907" table:style-name="ce3">
            <text:p>-25.91</text:p>
          </table:table-cell>
          <table:table-cell office:value-type="float" office:value="-22.341000000000001" table:style-name="ce3">
            <text:p>-22.34</text:p>
          </table:table-cell>
          <table:table-cell office:value-type="float" office:value="-14.792" table:style-name="ce3">
            <text:p>-14.79</text:p>
          </table:table-cell>
          <table:table-cell office:value-type="float" office:value="-6.0209999999999999" table:style-name="ce3">
            <text:p>-6.02</text:p>
          </table:table-cell>
          <table:table-cell office:value-type="float" office:value="2.4809999999999999" table:style-name="ce3">
            <text:p>2.48</text:p>
          </table:table-cell>
          <table:table-cell office:value-type="float" office:value="4.5259999999999998" table:style-name="ce3">
            <text:p>4.53</text:p>
          </table:table-cell>
          <table:table-cell office:value-type="float" office:value="3.1779999999999999" table:style-name="ce3">
            <text:p>3.18</text:p>
          </table:table-cell>
          <table:table-cell office:value-type="float" office:value="-4.3230000000000004" table:style-name="ce3">
            <text:p>-4.32</text:p>
          </table:table-cell>
          <table:table-cell office:value-type="float" office:value="-13.122" table:style-name="ce3">
            <text:p>-13.12</text:p>
          </table:table-cell>
          <table:table-cell office:value-type="float" office:value="-22.036000000000001" table:style-name="ce3">
            <text:p>-22.04</text:p>
          </table:table-cell>
          <table:table-cell office:value-type="float" office:value="-25.95" table:style-name="ce3">
            <text:p>-25.95</text:p>
          </table:table-cell>
          <table:table-cell table:number-columns-repeated="16371"/>
        </table:table-row>
        <table:table-row table:style-name="ro1">
          <table:table-cell office:value-type="float" office:value="1969" table:style-name="ce2">
            <text:p>1969</text:p>
          </table:table-cell>
          <table:table-cell office:value-type="float" office:value="-24.553000000000001" table:style-name="ce3">
            <text:p>-24.55</text:p>
          </table:table-cell>
          <table:table-cell office:value-type="float" office:value="-25.384" table:style-name="ce3">
            <text:p>-25.38</text:p>
          </table:table-cell>
          <table:table-cell office:value-type="float" office:value="-25.596" table:style-name="ce3">
            <text:p>-25.60</text:p>
          </table:table-cell>
          <table:table-cell office:value-type="float" office:value="-17.672000000000001" table:style-name="ce3">
            <text:p>-17.67</text:p>
          </table:table-cell>
          <table:table-cell office:value-type="float" office:value="-6.8840000000000003" table:style-name="ce3">
            <text:p>-6.88</text:p>
          </table:table-cell>
          <table:table-cell office:value-type="float" office:value="1.853" table:style-name="ce3">
            <text:p>1.85</text:p>
          </table:table-cell>
          <table:table-cell office:value-type="float" office:value="4.7670000000000003" table:style-name="ce3">
            <text:p>4.77</text:p>
          </table:table-cell>
          <table:table-cell office:value-type="float" office:value="3.0219999999999998" table:style-name="ce3">
            <text:p>3.02</text:p>
          </table:table-cell>
          <table:table-cell office:value-type="float" office:value="-3.96" table:style-name="ce3">
            <text:p>-3.96</text:p>
          </table:table-cell>
          <table:table-cell office:value-type="float" office:value="-12.154999999999999" table:style-name="ce3">
            <text:p>-12.16</text:p>
          </table:table-cell>
          <table:table-cell office:value-type="float" office:value="-19.709" table:style-name="ce3">
            <text:p>-19.71</text:p>
          </table:table-cell>
          <table:table-cell office:value-type="float" office:value="-21.059000000000001" table:style-name="ce3">
            <text:p>-21.06</text:p>
          </table:table-cell>
          <table:table-cell table:number-columns-repeated="16371"/>
        </table:table-row>
        <table:table-row table:style-name="ro1">
          <table:table-cell office:value-type="float" office:value="1970" table:style-name="ce2">
            <text:p>1970</text:p>
          </table:table-cell>
          <table:table-cell office:value-type="float" office:value="-24.228999999999999" table:style-name="ce3">
            <text:p>-24.23</text:p>
          </table:table-cell>
          <table:table-cell office:value-type="float" office:value="-24.135000000000002" table:style-name="ce3">
            <text:p>-24.14</text:p>
          </table:table-cell>
          <table:table-cell office:value-type="float" office:value="-22.033000000000001" table:style-name="ce3">
            <text:p>-22.03</text:p>
          </table:table-cell>
          <table:table-cell office:value-type="float" office:value="-18.042999999999999" table:style-name="ce3">
            <text:p>-18.04</text:p>
          </table:table-cell>
          <table:table-cell office:value-type="float" office:value="-6.0750000000000002" table:style-name="ce3">
            <text:p>-6.08</text:p>
          </table:table-cell>
          <table:table-cell office:value-type="float" office:value="2.2130000000000001" table:style-name="ce3">
            <text:p>2.21</text:p>
          </table:table-cell>
          <table:table-cell office:value-type="float" office:value="4.8979999999999997" table:style-name="ce3">
            <text:p>4.90</text:p>
          </table:table-cell>
          <table:table-cell office:value-type="float" office:value="2.7010000000000001" table:style-name="ce3">
            <text:p>2.70</text:p>
          </table:table-cell>
          <table:table-cell office:value-type="float" office:value="-3.7519999999999998" table:style-name="ce3">
            <text:p>-3.75</text:p>
          </table:table-cell>
          <table:table-cell office:value-type="float" office:value="-13.427" table:style-name="ce3">
            <text:p>-13.43</text:p>
          </table:table-cell>
          <table:table-cell office:value-type="float" office:value="-19.844999999999999" table:style-name="ce3">
            <text:p>-19.85</text:p>
          </table:table-cell>
          <table:table-cell office:value-type="float" office:value="-24.25" table:style-name="ce3">
            <text:p>-24.25</text:p>
          </table:table-cell>
          <table:table-cell table:number-columns-repeated="16371"/>
        </table:table-row>
        <table:table-row table:style-name="ro1">
          <table:table-cell office:value-type="float" office:value="1971" table:style-name="ce2">
            <text:p>1971</text:p>
          </table:table-cell>
          <table:table-cell office:value-type="float" office:value="-27.632999999999999" table:style-name="ce3">
            <text:p>-27.63</text:p>
          </table:table-cell>
          <table:table-cell office:value-type="float" office:value="-22.763999999999999" table:style-name="ce3">
            <text:p>-22.76</text:p>
          </table:table-cell>
          <table:table-cell office:value-type="float" office:value="-21.93" table:style-name="ce3">
            <text:p>-21.93</text:p>
          </table:table-cell>
          <table:table-cell office:value-type="float" office:value="-15.512" table:style-name="ce3">
            <text:p>-15.51</text:p>
          </table:table-cell>
          <table:table-cell office:value-type="float" office:value="-5.3239999999999998" table:style-name="ce3">
            <text:p>-5.32</text:p>
          </table:table-cell>
          <table:table-cell office:value-type="float" office:value="2.601" table:style-name="ce3">
            <text:p>2.60</text:p>
          </table:table-cell>
          <table:table-cell office:value-type="float" office:value="5.1390000000000002" table:style-name="ce3">
            <text:p>5.14</text:p>
          </table:table-cell>
          <table:table-cell office:value-type="float" office:value="3.335" table:style-name="ce3">
            <text:p>3.34</text:p>
          </table:table-cell>
          <table:table-cell office:value-type="float" office:value="-3.0339999999999998" table:style-name="ce3">
            <text:p>-3.03</text:p>
          </table:table-cell>
          <table:table-cell office:value-type="float" office:value="-13.744" table:style-name="ce3">
            <text:p>-13.74</text:p>
          </table:table-cell>
          <table:table-cell office:value-type="float" office:value="-20.817" table:style-name="ce3">
            <text:p>-20.82</text:p>
          </table:table-cell>
          <table:table-cell office:value-type="float" office:value="-24.431999999999999" table:style-name="ce3">
            <text:p>-24.43</text:p>
          </table:table-cell>
          <table:table-cell table:number-columns-repeated="16371"/>
        </table:table-row>
        <table:table-row table:style-name="ro1">
          <table:table-cell office:value-type="float" office:value="1972" table:style-name="ce2">
            <text:p>1972</text:p>
          </table:table-cell>
          <table:table-cell office:value-type="float" office:value="-23.888000000000002" table:style-name="ce3">
            <text:p>-23.89</text:p>
          </table:table-cell>
          <table:table-cell office:value-type="float" office:value="-26.634" table:style-name="ce3">
            <text:p>-26.63</text:p>
          </table:table-cell>
          <table:table-cell office:value-type="float" office:value="-21.861000000000001" table:style-name="ce3">
            <text:p>-21.86</text:p>
          </table:table-cell>
          <table:table-cell office:value-type="float" office:value="-17.393000000000001" table:style-name="ce3">
            <text:p>-17.39</text:p>
          </table:table-cell>
          <table:table-cell office:value-type="float" office:value="-7.2859999999999996" table:style-name="ce3">
            <text:p>-7.29</text:p>
          </table:table-cell>
          <table:table-cell office:value-type="float" office:value="1.714" table:style-name="ce3">
            <text:p>1.71</text:p>
          </table:table-cell>
          <table:table-cell office:value-type="float" office:value="4.6769999999999996" table:style-name="ce3">
            <text:p>4.68</text:p>
          </table:table-cell>
          <table:table-cell office:value-type="float" office:value="3.012" table:style-name="ce3">
            <text:p>3.01</text:p>
          </table:table-cell>
          <table:table-cell office:value-type="float" office:value="-3.4540000000000002" table:style-name="ce3">
            <text:p>-3.45</text:p>
          </table:table-cell>
          <table:table-cell office:value-type="float" office:value="-12.343999999999999" table:style-name="ce3">
            <text:p>-12.34</text:p>
          </table:table-cell>
          <table:table-cell office:value-type="float" office:value="-19.695" table:style-name="ce3">
            <text:p>-19.70</text:p>
          </table:table-cell>
          <table:table-cell office:value-type="float" office:value="-23.617000000000001" table:style-name="ce3">
            <text:p>-23.62</text:p>
          </table:table-cell>
          <table:table-cell table:number-columns-repeated="16371"/>
        </table:table-row>
        <table:table-row table:style-name="ro1">
          <table:table-cell office:value-type="float" office:value="1973" table:style-name="ce2">
            <text:p>1973</text:p>
          </table:table-cell>
          <table:table-cell office:value-type="float" office:value="-24.306999999999999" table:style-name="ce3">
            <text:p>-24.31</text:p>
          </table:table-cell>
          <table:table-cell office:value-type="float" office:value="-25.919" table:style-name="ce3">
            <text:p>-25.92</text:p>
          </table:table-cell>
          <table:table-cell office:value-type="float" office:value="-22.859000000000002" table:style-name="ce3">
            <text:p>-22.86</text:p>
          </table:table-cell>
          <table:table-cell office:value-type="float" office:value="-14.263999999999999" table:style-name="ce3">
            <text:p>-14.26</text:p>
          </table:table-cell>
          <table:table-cell office:value-type="float" office:value="-5.9349999999999996" table:style-name="ce3">
            <text:p>-5.94</text:p>
          </table:table-cell>
          <table:table-cell office:value-type="float" office:value="2.867" table:style-name="ce3">
            <text:p>2.87</text:p>
          </table:table-cell>
          <table:table-cell office:value-type="float" office:value="4.9349999999999996" table:style-name="ce3">
            <text:p>4.94</text:p>
          </table:table-cell>
          <table:table-cell office:value-type="float" office:value="3.43" table:style-name="ce3">
            <text:p>3.43</text:p>
          </table:table-cell>
          <table:table-cell office:value-type="float" office:value="-4.5419999999999998" table:style-name="ce3">
            <text:p>-4.54</text:p>
          </table:table-cell>
          <table:table-cell office:value-type="float" office:value="-13.843999999999999" table:style-name="ce3">
            <text:p>-13.84</text:p>
          </table:table-cell>
          <table:table-cell office:value-type="float" office:value="-18.978999999999999" table:style-name="ce3">
            <text:p>-18.98</text:p>
          </table:table-cell>
          <table:table-cell office:value-type="float" office:value="-24.257999999999999" table:style-name="ce3">
            <text:p>-24.26</text:p>
          </table:table-cell>
          <table:table-cell table:number-columns-repeated="16371"/>
        </table:table-row>
        <table:table-row table:style-name="ro1">
          <table:table-cell office:value-type="float" office:value="1974" table:style-name="ce2">
            <text:p>1974</text:p>
          </table:table-cell>
          <table:table-cell office:value-type="float" office:value="-22.777000000000001" table:style-name="ce3">
            <text:p>-22.78</text:p>
          </table:table-cell>
          <table:table-cell office:value-type="float" office:value="-25.436" table:style-name="ce3">
            <text:p>-25.44</text:p>
          </table:table-cell>
          <table:table-cell office:value-type="float" office:value="-21.902000000000001" table:style-name="ce3">
            <text:p>-21.90</text:p>
          </table:table-cell>
          <table:table-cell office:value-type="float" office:value="-15.599" table:style-name="ce3">
            <text:p>-15.60</text:p>
          </table:table-cell>
          <table:table-cell office:value-type="float" office:value="-6.2" table:style-name="ce3">
            <text:p>-6.20</text:p>
          </table:table-cell>
          <table:table-cell office:value-type="float" office:value="1.8620000000000001" table:style-name="ce3">
            <text:p>1.86</text:p>
          </table:table-cell>
          <table:table-cell office:value-type="float" office:value="5.2539999999999996" table:style-name="ce3">
            <text:p>5.25</text:p>
          </table:table-cell>
          <table:table-cell office:value-type="float" office:value="3.617" table:style-name="ce3">
            <text:p>3.62</text:p>
          </table:table-cell>
          <table:table-cell office:value-type="float" office:value="-3.1880000000000002" table:style-name="ce3">
            <text:p>-3.19</text:p>
          </table:table-cell>
          <table:table-cell office:value-type="float" office:value="-12.657999999999999" table:style-name="ce3">
            <text:p>-12.66</text:p>
          </table:table-cell>
          <table:table-cell office:value-type="float" office:value="-21.905000000000001" table:style-name="ce3">
            <text:p>-21.91</text:p>
          </table:table-cell>
          <table:table-cell office:value-type="float" office:value="-26.068999999999999" table:style-name="ce3">
            <text:p>-26.07</text:p>
          </table:table-cell>
          <table:table-cell table:number-columns-repeated="16371"/>
        </table:table-row>
        <table:table-row table:style-name="ro1">
          <table:table-cell office:value-type="float" office:value="1975" table:style-name="ce2">
            <text:p>1975</text:p>
          </table:table-cell>
          <table:table-cell office:value-type="float" office:value="-26.919" table:style-name="ce3">
            <text:p>-26.92</text:p>
          </table:table-cell>
          <table:table-cell office:value-type="float" office:value="-24.353000000000002" table:style-name="ce3">
            <text:p>-24.35</text:p>
          </table:table-cell>
          <table:table-cell office:value-type="float" office:value="-22.875" table:style-name="ce3">
            <text:p>-22.88</text:p>
          </table:table-cell>
          <table:table-cell office:value-type="float" office:value="-15.343" table:style-name="ce3">
            <text:p>-15.34</text:p>
          </table:table-cell>
          <table:table-cell office:value-type="float" office:value="-6.3949999999999996" table:style-name="ce3">
            <text:p>-6.40</text:p>
          </table:table-cell>
          <table:table-cell office:value-type="float" office:value="2.036" table:style-name="ce3">
            <text:p>2.04</text:p>
          </table:table-cell>
          <table:table-cell office:value-type="float" office:value="4.8079999999999998" table:style-name="ce3">
            <text:p>4.81</text:p>
          </table:table-cell>
          <table:table-cell office:value-type="float" office:value="2.96" table:style-name="ce3">
            <text:p>2.96</text:p>
          </table:table-cell>
          <table:table-cell office:value-type="float" office:value="-4.6539999999999999" table:style-name="ce3">
            <text:p>-4.65</text:p>
          </table:table-cell>
          <table:table-cell office:value-type="float" office:value="-14.372999999999999" table:style-name="ce3">
            <text:p>-14.37</text:p>
          </table:table-cell>
          <table:table-cell office:value-type="float" office:value="-21.370999999999999" table:style-name="ce3">
            <text:p>-21.37</text:p>
          </table:table-cell>
          <table:table-cell office:value-type="float" office:value="-24.055" table:style-name="ce3">
            <text:p>-24.06</text:p>
          </table:table-cell>
          <table:table-cell table:number-columns-repeated="16371"/>
        </table:table-row>
        <table:table-row table:style-name="ro1">
          <table:table-cell office:value-type="float" office:value="1976" table:style-name="ce2">
            <text:p>1976</text:p>
          </table:table-cell>
          <table:table-cell office:value-type="float" office:value="-24.463000000000001" table:style-name="ce3">
            <text:p>-24.46</text:p>
          </table:table-cell>
          <table:table-cell office:value-type="float" office:value="-23.207999999999998" table:style-name="ce3">
            <text:p>-23.21</text:p>
          </table:table-cell>
          <table:table-cell office:value-type="float" office:value="-20.181000000000001" table:style-name="ce3">
            <text:p>-20.18</text:p>
          </table:table-cell>
          <table:table-cell office:value-type="float" office:value="-15.113" table:style-name="ce3">
            <text:p>-15.11</text:p>
          </table:table-cell>
          <table:table-cell office:value-type="float" office:value="-7.2809999999999997" table:style-name="ce3">
            <text:p>-7.28</text:p>
          </table:table-cell>
          <table:table-cell office:value-type="float" office:value="2.0030000000000001" table:style-name="ce3">
            <text:p>2.00</text:p>
          </table:table-cell>
          <table:table-cell office:value-type="float" office:value="4.4980000000000002" table:style-name="ce3">
            <text:p>4.50</text:p>
          </table:table-cell>
          <table:table-cell office:value-type="float" office:value="3.3119999999999998" table:style-name="ce3">
            <text:p>3.31</text:p>
          </table:table-cell>
          <table:table-cell office:value-type="float" office:value="-2.7530000000000001" table:style-name="ce3">
            <text:p>-2.75</text:p>
          </table:table-cell>
          <table:table-cell office:value-type="float" office:value="-14.329000000000001" table:style-name="ce3">
            <text:p>-14.33</text:p>
          </table:table-cell>
          <table:table-cell office:value-type="float" office:value="-21.896999999999998" table:style-name="ce3">
            <text:p>-21.90</text:p>
          </table:table-cell>
          <table:table-cell office:value-type="float" office:value="-23.608000000000001" table:style-name="ce3">
            <text:p>-23.61</text:p>
          </table:table-cell>
          <table:table-cell table:number-columns-repeated="16371"/>
        </table:table-row>
        <table:table-row table:style-name="ro1">
          <table:table-cell office:value-type="float" office:value="1977" table:style-name="ce2">
            <text:p>1977</text:p>
          </table:table-cell>
          <table:table-cell office:value-type="float" office:value="-19.187000000000001" table:style-name="ce3">
            <text:p>-19.19</text:p>
          </table:table-cell>
          <table:table-cell office:value-type="float" office:value="-26.385999999999999" table:style-name="ce3">
            <text:p>-26.39</text:p>
          </table:table-cell>
          <table:table-cell office:value-type="float" office:value="-24.78" table:style-name="ce3">
            <text:p>-24.78</text:p>
          </table:table-cell>
          <table:table-cell office:value-type="float" office:value="-16.794" table:style-name="ce3">
            <text:p>-16.79</text:p>
          </table:table-cell>
          <table:table-cell office:value-type="float" office:value="-5.4550000000000001" table:style-name="ce3">
            <text:p>-5.46</text:p>
          </table:table-cell>
          <table:table-cell office:value-type="float" office:value="2.5459999999999998" table:style-name="ce3">
            <text:p>2.55</text:p>
          </table:table-cell>
          <table:table-cell office:value-type="float" office:value="5.2359999999999998" table:style-name="ce3">
            <text:p>5.24</text:p>
          </table:table-cell>
          <table:table-cell office:value-type="float" office:value="3.3679999999999999" table:style-name="ce3">
            <text:p>3.37</text:p>
          </table:table-cell>
          <table:table-cell office:value-type="float" office:value="-4.2089999999999996" table:style-name="ce3">
            <text:p>-4.21</text:p>
          </table:table-cell>
          <table:table-cell office:value-type="float" office:value="-13.058" table:style-name="ce3">
            <text:p>-13.06</text:p>
          </table:table-cell>
          <table:table-cell office:value-type="float" office:value="-19.974" table:style-name="ce3">
            <text:p>-19.97</text:p>
          </table:table-cell>
          <table:table-cell office:value-type="float" office:value="-24.276" table:style-name="ce3">
            <text:p>-24.28</text:p>
          </table:table-cell>
          <table:table-cell table:number-columns-repeated="16371"/>
        </table:table-row>
        <table:table-row table:style-name="ro1">
          <table:table-cell office:value-type="float" office:value="1978" table:style-name="ce2">
            <text:p>1978</text:p>
          </table:table-cell>
          <table:table-cell office:value-type="float" office:value="-25.212" table:style-name="ce3">
            <text:p>-25.21</text:p>
          </table:table-cell>
          <table:table-cell office:value-type="float" office:value="-25.635000000000002" table:style-name="ce3">
            <text:p>-25.64</text:p>
          </table:table-cell>
          <table:table-cell office:value-type="float" office:value="-23.279" table:style-name="ce3">
            <text:p>-23.28</text:p>
          </table:table-cell>
          <table:table-cell office:value-type="float" office:value="-16.209" table:style-name="ce3">
            <text:p>-16.21</text:p>
          </table:table-cell>
          <table:table-cell office:value-type="float" office:value="-5.9870000000000001" table:style-name="ce3">
            <text:p>-5.99</text:p>
          </table:table-cell>
          <table:table-cell office:value-type="float" office:value="1.45" table:style-name="ce3">
            <text:p>1.45</text:p>
          </table:table-cell>
          <table:table-cell office:value-type="float" office:value="4.5629999999999997" table:style-name="ce3">
            <text:p>4.56</text:p>
          </table:table-cell>
          <table:table-cell office:value-type="float" office:value="2.8820000000000001" table:style-name="ce3">
            <text:p>2.88</text:p>
          </table:table-cell>
          <table:table-cell office:value-type="float" office:value="-3.927" table:style-name="ce3">
            <text:p>-3.93</text:p>
          </table:table-cell>
          <table:table-cell office:value-type="float" office:value="-13.929" table:style-name="ce3">
            <text:p>-13.93</text:p>
          </table:table-cell>
          <table:table-cell office:value-type="float" office:value="-20.146999999999998" table:style-name="ce3">
            <text:p>-20.15</text:p>
          </table:table-cell>
          <table:table-cell office:value-type="float" office:value="-23.466000000000001" table:style-name="ce3">
            <text:p>-23.47</text:p>
          </table:table-cell>
          <table:table-cell table:number-columns-repeated="16371"/>
        </table:table-row>
        <table:table-row table:style-name="ro1">
          <table:table-cell office:value-type="float" office:value="1979" table:style-name="ce2">
            <text:p>1979</text:p>
          </table:table-cell>
          <table:table-cell office:value-type="float" office:value="-24.719000000000001" table:style-name="ce3">
            <text:p>-24.72</text:p>
          </table:table-cell>
          <table:table-cell office:value-type="float" office:value="-29.811" table:style-name="ce3">
            <text:p>-29.81</text:p>
          </table:table-cell>
          <table:table-cell office:value-type="float" office:value="-22.306000000000001" table:style-name="ce3">
            <text:p>-22.31</text:p>
          </table:table-cell>
          <table:table-cell office:value-type="float" office:value="-17.344999999999999" table:style-name="ce3">
            <text:p>-17.35</text:p>
          </table:table-cell>
          <table:table-cell office:value-type="float" office:value="-6.4290000000000003" table:style-name="ce3">
            <text:p>-6.43</text:p>
          </table:table-cell>
          <table:table-cell office:value-type="float" office:value="1.87" table:style-name="ce3">
            <text:p>1.87</text:p>
          </table:table-cell>
          <table:table-cell office:value-type="float" office:value="5.2430000000000003" table:style-name="ce3">
            <text:p>5.24</text:p>
          </table:table-cell>
          <table:table-cell office:value-type="float" office:value="3.3940000000000001" table:style-name="ce3">
            <text:p>3.39</text:p>
          </table:table-cell>
          <table:table-cell office:value-type="float" office:value="-3.6059999999999999" table:style-name="ce3">
            <text:p>-3.61</text:p>
          </table:table-cell>
          <table:table-cell office:value-type="float" office:value="-13.688000000000001" table:style-name="ce3">
            <text:p>-13.69</text:p>
          </table:table-cell>
          <table:table-cell office:value-type="float" office:value="-20.27" table:style-name="ce3">
            <text:p>-20.27</text:p>
          </table:table-cell>
          <table:table-cell office:value-type="float" office:value="-24.242000000000001" table:style-name="ce3">
            <text:p>-24.24</text:p>
          </table:table-cell>
          <table:table-cell table:number-columns-repeated="16371"/>
        </table:table-row>
        <table:table-row table:style-name="ro1">
          <table:table-cell office:value-type="float" office:value="1980" table:style-name="ce2">
            <text:p>1980</text:p>
          </table:table-cell>
          <table:table-cell office:value-type="float" office:value="-22.684999999999999" table:style-name="ce3">
            <text:p>-22.69</text:p>
          </table:table-cell>
          <table:table-cell office:value-type="float" office:value="-23.155000000000001" table:style-name="ce3">
            <text:p>-23.16</text:p>
          </table:table-cell>
          <table:table-cell office:value-type="float" office:value="-21.1" table:style-name="ce3">
            <text:p>-21.10</text:p>
          </table:table-cell>
          <table:table-cell office:value-type="float" office:value="-15.765000000000001" table:style-name="ce3">
            <text:p>-15.77</text:p>
          </table:table-cell>
          <table:table-cell office:value-type="float" office:value="-5.0229999999999997" table:style-name="ce3">
            <text:p>-5.02</text:p>
          </table:table-cell>
          <table:table-cell office:value-type="float" office:value="2.7090000000000001" table:style-name="ce3">
            <text:p>2.71</text:p>
          </table:table-cell>
          <table:table-cell office:value-type="float" office:value="4.8479999999999999" table:style-name="ce3">
            <text:p>4.85</text:p>
          </table:table-cell>
          <table:table-cell office:value-type="float" office:value="3.008" table:style-name="ce3">
            <text:p>3.01</text:p>
          </table:table-cell>
          <table:table-cell office:value-type="float" office:value="-4.5270000000000001" table:style-name="ce3">
            <text:p>-4.53</text:p>
          </table:table-cell>
          <table:table-cell office:value-type="float" office:value="-11.63" table:style-name="ce3">
            <text:p>-11.63</text:p>
          </table:table-cell>
          <table:table-cell office:value-type="float" office:value="-21.183" table:style-name="ce3">
            <text:p>-21.18</text:p>
          </table:table-cell>
          <table:table-cell office:value-type="float" office:value="-23.914000000000001" table:style-name="ce3">
            <text:p>-23.91</text:p>
          </table:table-cell>
          <table:table-cell table:number-columns-repeated="16371"/>
        </table:table-row>
        <table:table-row table:style-name="ro1">
          <table:table-cell office:value-type="float" office:value="1981" table:style-name="ce2">
            <text:p>1981</text:p>
          </table:table-cell>
          <table:table-cell office:value-type="float" office:value="-23.798999999999999" table:style-name="ce3">
            <text:p>-23.80</text:p>
          </table:table-cell>
          <table:table-cell office:value-type="float" office:value="-23.626000000000001" table:style-name="ce3">
            <text:p>-23.63</text:p>
          </table:table-cell>
          <table:table-cell office:value-type="float" office:value="-20.956" table:style-name="ce3">
            <text:p>-20.96</text:p>
          </table:table-cell>
          <table:table-cell office:value-type="float" office:value="-14.645" table:style-name="ce3">
            <text:p>-14.65</text:p>
          </table:table-cell>
          <table:table-cell office:value-type="float" office:value="-5.367" table:style-name="ce3">
            <text:p>-5.37</text:p>
          </table:table-cell>
          <table:table-cell office:value-type="float" office:value="2.7850000000000001" table:style-name="ce3">
            <text:p>2.79</text:p>
          </table:table-cell>
          <table:table-cell office:value-type="float" office:value="4.8049999999999997" table:style-name="ce3">
            <text:p>4.81</text:p>
          </table:table-cell>
          <table:table-cell office:value-type="float" office:value="3.7309999999999999" table:style-name="ce3">
            <text:p>3.73</text:p>
          </table:table-cell>
          <table:table-cell office:value-type="float" office:value="-3.5169999999999999" table:style-name="ce3">
            <text:p>-3.52</text:p>
          </table:table-cell>
          <table:table-cell office:value-type="float" office:value="-10.45" table:style-name="ce3">
            <text:p>-10.45</text:p>
          </table:table-cell>
          <table:table-cell office:value-type="float" office:value="-18.172000000000001" table:style-name="ce3">
            <text:p>-18.17</text:p>
          </table:table-cell>
          <table:table-cell office:value-type="float" office:value="-22.19" table:style-name="ce3">
            <text:p>-22.19</text:p>
          </table:table-cell>
          <table:table-cell table:number-columns-repeated="16371"/>
        </table:table-row>
        <table:table-row table:style-name="ro1">
          <table:table-cell office:value-type="float" office:value="1982" table:style-name="ce2">
            <text:p>1982</text:p>
          </table:table-cell>
          <table:table-cell office:value-type="float" office:value="-25.54" table:style-name="ce3">
            <text:p>-25.54</text:p>
          </table:table-cell>
          <table:table-cell office:value-type="float" office:value="-24.209" table:style-name="ce3">
            <text:p>-24.21</text:p>
          </table:table-cell>
          <table:table-cell office:value-type="float" office:value="-22.684000000000001" table:style-name="ce3">
            <text:p>-22.68</text:p>
          </table:table-cell>
          <table:table-cell office:value-type="float" office:value="-16.783999999999999" table:style-name="ce3">
            <text:p>-16.78</text:p>
          </table:table-cell>
          <table:table-cell office:value-type="float" office:value="-6.7169999999999996" table:style-name="ce3">
            <text:p>-6.72</text:p>
          </table:table-cell>
          <table:table-cell office:value-type="float" office:value="1.841" table:style-name="ce3">
            <text:p>1.84</text:p>
          </table:table-cell>
          <table:table-cell office:value-type="float" office:value="4.9589999999999996" table:style-name="ce3">
            <text:p>4.96</text:p>
          </table:table-cell>
          <table:table-cell office:value-type="float" office:value="3.2320000000000002" table:style-name="ce3">
            <text:p>3.23</text:p>
          </table:table-cell>
          <table:table-cell office:value-type="float" office:value="-3.827" table:style-name="ce3">
            <text:p>-3.83</text:p>
          </table:table-cell>
          <table:table-cell office:value-type="float" office:value="-12.997" table:style-name="ce3">
            <text:p>-13.00</text:p>
          </table:table-cell>
          <table:table-cell office:value-type="float" office:value="-19.376999999999999" table:style-name="ce3">
            <text:p>-19.38</text:p>
          </table:table-cell>
          <table:table-cell office:value-type="float" office:value="-22.809000000000001" table:style-name="ce3">
            <text:p>-22.81</text:p>
          </table:table-cell>
          <table:table-cell table:number-columns-repeated="16371"/>
        </table:table-row>
        <table:table-row table:style-name="ro1">
          <table:table-cell office:value-type="float" office:value="1983" table:style-name="ce2">
            <text:p>1983</text:p>
          </table:table-cell>
          <table:table-cell office:value-type="float" office:value="-25.603000000000002" table:style-name="ce3">
            <text:p>-25.60</text:p>
          </table:table-cell>
          <table:table-cell office:value-type="float" office:value="-25.15" table:style-name="ce3">
            <text:p>-25.15</text:p>
          </table:table-cell>
          <table:table-cell office:value-type="float" office:value="-20.161999999999999" table:style-name="ce3">
            <text:p>-20.16</text:p>
          </table:table-cell>
          <table:table-cell office:value-type="float" office:value="-16.911999999999999" table:style-name="ce3">
            <text:p>-16.91</text:p>
          </table:table-cell>
          <table:table-cell office:value-type="float" office:value="-5.8150000000000004" table:style-name="ce3">
            <text:p>-5.82</text:p>
          </table:table-cell>
          <table:table-cell office:value-type="float" office:value="2.3029999999999999" table:style-name="ce3">
            <text:p>2.30</text:p>
          </table:table-cell>
          <table:table-cell office:value-type="float" office:value="5.1150000000000002" table:style-name="ce3">
            <text:p>5.12</text:p>
          </table:table-cell>
          <table:table-cell office:value-type="float" office:value="3.577" table:style-name="ce3">
            <text:p>3.58</text:p>
          </table:table-cell>
          <table:table-cell office:value-type="float" office:value="-4.1769999999999996" table:style-name="ce3">
            <text:p>-4.18</text:p>
          </table:table-cell>
          <table:table-cell office:value-type="float" office:value="-13.906000000000001" table:style-name="ce3">
            <text:p>-13.91</text:p>
          </table:table-cell>
          <table:table-cell office:value-type="float" office:value="-19.747" table:style-name="ce3">
            <text:p>-19.75</text:p>
          </table:table-cell>
          <table:table-cell office:value-type="float" office:value="-22.401" table:style-name="ce3">
            <text:p>-22.40</text:p>
          </table:table-cell>
          <table:table-cell table:number-columns-repeated="16371"/>
        </table:table-row>
        <table:table-row table:style-name="ro1">
          <table:table-cell office:value-type="float" office:value="1984" table:style-name="ce2">
            <text:p>1984</text:p>
          </table:table-cell>
          <table:table-cell office:value-type="float" office:value="-22.989000000000001" table:style-name="ce3">
            <text:p>-22.99</text:p>
          </table:table-cell>
          <table:table-cell office:value-type="float" office:value="-23.734000000000002" table:style-name="ce3">
            <text:p>-23.73</text:p>
          </table:table-cell>
          <table:table-cell office:value-type="float" office:value="-23.393000000000001" table:style-name="ce3">
            <text:p>-23.39</text:p>
          </table:table-cell>
          <table:table-cell office:value-type="float" office:value="-16.25" table:style-name="ce3">
            <text:p>-16.25</text:p>
          </table:table-cell>
          <table:table-cell office:value-type="float" office:value="-5.6040000000000001" table:style-name="ce3">
            <text:p>-5.60</text:p>
          </table:table-cell>
          <table:table-cell office:value-type="float" office:value="2.7989999999999999" table:style-name="ce3">
            <text:p>2.80</text:p>
          </table:table-cell>
          <table:table-cell office:value-type="float" office:value="5.3630000000000004" table:style-name="ce3">
            <text:p>5.36</text:p>
          </table:table-cell>
          <table:table-cell office:value-type="float" office:value="2.9510000000000001" table:style-name="ce3">
            <text:p>2.95</text:p>
          </table:table-cell>
          <table:table-cell office:value-type="float" office:value="-2.96" table:style-name="ce3">
            <text:p>-2.96</text:p>
          </table:table-cell>
          <table:table-cell office:value-type="float" office:value="-11.323" table:style-name="ce3">
            <text:p>-11.32</text:p>
          </table:table-cell>
          <table:table-cell office:value-type="float" office:value="-18.872" table:style-name="ce3">
            <text:p>-18.87</text:p>
          </table:table-cell>
          <table:table-cell office:value-type="float" office:value="-22.015000000000001" table:style-name="ce3">
            <text:p>-22.02</text:p>
          </table:table-cell>
          <table:table-cell table:number-columns-repeated="16371"/>
        </table:table-row>
        <table:table-row table:style-name="ro1">
          <table:table-cell office:value-type="float" office:value="1985" table:style-name="ce2">
            <text:p>1985</text:p>
          </table:table-cell>
          <table:table-cell office:value-type="float" office:value="-22.658000000000001" table:style-name="ce3">
            <text:p>-22.66</text:p>
          </table:table-cell>
          <table:table-cell office:value-type="float" office:value="-24.202999999999999" table:style-name="ce3">
            <text:p>-24.20</text:p>
          </table:table-cell>
          <table:table-cell office:value-type="float" office:value="-23.832999999999998" table:style-name="ce3">
            <text:p>-23.83</text:p>
          </table:table-cell>
          <table:table-cell office:value-type="float" office:value="-16.922999999999998" table:style-name="ce3">
            <text:p>-16.92</text:p>
          </table:table-cell>
          <table:table-cell office:value-type="float" office:value="-6.2839999999999998" table:style-name="ce3">
            <text:p>-6.28</text:p>
          </table:table-cell>
          <table:table-cell office:value-type="float" office:value="2.82" table:style-name="ce3">
            <text:p>2.82</text:p>
          </table:table-cell>
          <table:table-cell office:value-type="float" office:value="5.0720000000000001" table:style-name="ce3">
            <text:p>5.07</text:p>
          </table:table-cell>
          <table:table-cell office:value-type="float" office:value="3.1320000000000001" table:style-name="ce3">
            <text:p>3.13</text:p>
          </table:table-cell>
          <table:table-cell office:value-type="float" office:value="-3.7330000000000001" table:style-name="ce3">
            <text:p>-3.73</text:p>
          </table:table-cell>
          <table:table-cell office:value-type="float" office:value="-13.808" table:style-name="ce3">
            <text:p>-13.81</text:p>
          </table:table-cell>
          <table:table-cell office:value-type="float" office:value="-18.311" table:style-name="ce3">
            <text:p>-18.31</text:p>
          </table:table-cell>
          <table:table-cell office:value-type="float" office:value="-19.658999999999999" table:style-name="ce3">
            <text:p>-19.66</text:p>
          </table:table-cell>
          <table:table-cell table:number-columns-repeated="16371"/>
        </table:table-row>
        <table:table-row table:style-name="ro1">
          <table:table-cell office:value-type="float" office:value="1986" table:style-name="ce2">
            <text:p>1986</text:p>
          </table:table-cell>
          <table:table-cell office:value-type="float" office:value="-25.719000000000001" table:style-name="ce3">
            <text:p>-25.72</text:p>
          </table:table-cell>
          <table:table-cell office:value-type="float" office:value="-23.859000000000002" table:style-name="ce3">
            <text:p>-23.86</text:p>
          </table:table-cell>
          <table:table-cell office:value-type="float" office:value="-24.577999999999999" table:style-name="ce3">
            <text:p>-24.58</text:p>
          </table:table-cell>
          <table:table-cell office:value-type="float" office:value="-17.248999999999999" table:style-name="ce3">
            <text:p>-17.25</text:p>
          </table:table-cell>
          <table:table-cell office:value-type="float" office:value="-5.5309999999999997" table:style-name="ce3">
            <text:p>-5.53</text:p>
          </table:table-cell>
          <table:table-cell office:value-type="float" office:value="2.3889999999999998" table:style-name="ce3">
            <text:p>2.39</text:p>
          </table:table-cell>
          <table:table-cell office:value-type="float" office:value="4.5860000000000003" table:style-name="ce3">
            <text:p>4.59</text:p>
          </table:table-cell>
          <table:table-cell office:value-type="float" office:value="2.82" table:style-name="ce3">
            <text:p>2.82</text:p>
          </table:table-cell>
          <table:table-cell office:value-type="float" office:value="-4.5069999999999997" table:style-name="ce3">
            <text:p>-4.51</text:p>
          </table:table-cell>
          <table:table-cell office:value-type="float" office:value="-13.205" table:style-name="ce3">
            <text:p>-13.21</text:p>
          </table:table-cell>
          <table:table-cell office:value-type="float" office:value="-18.879000000000001" table:style-name="ce3">
            <text:p>-18.88</text:p>
          </table:table-cell>
          <table:table-cell office:value-type="float" office:value="-22.908000000000001" table:style-name="ce3">
            <text:p>-22.91</text:p>
          </table:table-cell>
          <table:table-cell table:number-columns-repeated="16371"/>
        </table:table-row>
        <table:table-row table:style-name="ro1">
          <table:table-cell office:value-type="float" office:value="1987" table:style-name="ce2">
            <text:p>1987</text:p>
          </table:table-cell>
          <table:table-cell office:value-type="float" office:value="-24.888000000000002" table:style-name="ce3">
            <text:p>-24.89</text:p>
          </table:table-cell>
          <table:table-cell office:value-type="float" office:value="-26.766999999999999" table:style-name="ce3">
            <text:p>-26.77</text:p>
          </table:table-cell>
          <table:table-cell office:value-type="float" office:value="-24.059000000000001" table:style-name="ce3">
            <text:p>-24.06</text:p>
          </table:table-cell>
          <table:table-cell office:value-type="float" office:value="-15.430999999999999" table:style-name="ce3">
            <text:p>-15.43</text:p>
          </table:table-cell>
          <table:table-cell office:value-type="float" office:value="-6.1929999999999996" table:style-name="ce3">
            <text:p>-6.19</text:p>
          </table:table-cell>
          <table:table-cell office:value-type="float" office:value="2.218" table:style-name="ce3">
            <text:p>2.22</text:p>
          </table:table-cell>
          <table:table-cell office:value-type="float" office:value="5.0510000000000002" table:style-name="ce3">
            <text:p>5.05</text:p>
          </table:table-cell>
          <table:table-cell office:value-type="float" office:value="3.1280000000000001" table:style-name="ce3">
            <text:p>3.13</text:p>
          </table:table-cell>
          <table:table-cell office:value-type="float" office:value="-6.2220000000000004" table:style-name="ce3">
            <text:p>-6.22</text:p>
          </table:table-cell>
          <table:table-cell office:value-type="float" office:value="-13.709" table:style-name="ce3">
            <text:p>-13.71</text:p>
          </table:table-cell>
          <table:table-cell office:value-type="float" office:value="-21.445" table:style-name="ce3">
            <text:p>-21.45</text:p>
          </table:table-cell>
          <table:table-cell office:value-type="float" office:value="-23.765999999999998" table:style-name="ce3">
            <text:p>-23.77</text:p>
          </table:table-cell>
          <table:table-cell table:number-columns-repeated="16371"/>
        </table:table-row>
        <table:table-row table:style-name="ro1">
          <table:table-cell office:value-type="float" office:value="1988" table:style-name="ce2">
            <text:p>1988</text:p>
          </table:table-cell>
          <table:table-cell office:value-type="float" office:value="-24.736999999999998" table:style-name="ce3">
            <text:p>-24.74</text:p>
          </table:table-cell>
          <table:table-cell office:value-type="float" office:value="-23.29" table:style-name="ce3">
            <text:p>-23.29</text:p>
          </table:table-cell>
          <table:table-cell office:value-type="float" office:value="-23.372" table:style-name="ce3">
            <text:p>-23.37</text:p>
          </table:table-cell>
          <table:table-cell office:value-type="float" office:value="-16.484000000000002" table:style-name="ce3">
            <text:p>-16.48</text:p>
          </table:table-cell>
          <table:table-cell office:value-type="float" office:value="-4.5359999999999996" table:style-name="ce3">
            <text:p>-4.54</text:p>
          </table:table-cell>
          <table:table-cell office:value-type="float" office:value="2.665" table:style-name="ce3">
            <text:p>2.67</text:p>
          </table:table-cell>
          <table:table-cell office:value-type="float" office:value="5.4980000000000002" table:style-name="ce3">
            <text:p>5.50</text:p>
          </table:table-cell>
          <table:table-cell office:value-type="float" office:value="3.3090000000000002" table:style-name="ce3">
            <text:p>3.31</text:p>
          </table:table-cell>
          <table:table-cell office:value-type="float" office:value="-3.8090000000000002" table:style-name="ce3">
            <text:p>-3.81</text:p>
          </table:table-cell>
          <table:table-cell office:value-type="float" office:value="-13.577999999999999" table:style-name="ce3">
            <text:p>-13.58</text:p>
          </table:table-cell>
          <table:table-cell office:value-type="float" office:value="-20.38" table:style-name="ce3">
            <text:p>-20.38</text:p>
          </table:table-cell>
          <table:table-cell office:value-type="float" office:value="-23.282" table:style-name="ce3">
            <text:p>-23.28</text:p>
          </table:table-cell>
          <table:table-cell table:number-columns-repeated="16371"/>
        </table:table-row>
        <table:table-row table:style-name="ro1">
          <table:table-cell office:value-type="float" office:value="1989" table:style-name="ce2">
            <text:p>1989</text:p>
          </table:table-cell>
          <table:table-cell office:value-type="float" office:value="-28.036999999999999" table:style-name="ce3">
            <text:p>-28.04</text:p>
          </table:table-cell>
          <table:table-cell office:value-type="float" office:value="-23.22" table:style-name="ce3">
            <text:p>-23.22</text:p>
          </table:table-cell>
          <table:table-cell office:value-type="float" office:value="-22.433" table:style-name="ce3">
            <text:p>-22.43</text:p>
          </table:table-cell>
          <table:table-cell office:value-type="float" office:value="-15.24" table:style-name="ce3">
            <text:p>-15.24</text:p>
          </table:table-cell>
          <table:table-cell office:value-type="float" office:value="-4.9340000000000002" table:style-name="ce3">
            <text:p>-4.93</text:p>
          </table:table-cell>
          <table:table-cell office:value-type="float" office:value="2.7490000000000001" table:style-name="ce3">
            <text:p>2.75</text:p>
          </table:table-cell>
          <table:table-cell office:value-type="float" office:value="4.9870000000000001" table:style-name="ce3">
            <text:p>4.99</text:p>
          </table:table-cell>
          <table:table-cell office:value-type="float" office:value="3.78" table:style-name="ce3">
            <text:p>3.78</text:p>
          </table:table-cell>
          <table:table-cell office:value-type="float" office:value="-2.8370000000000002" table:style-name="ce3">
            <text:p>-2.84</text:p>
          </table:table-cell>
          <table:table-cell office:value-type="float" office:value="-13.183" table:style-name="ce3">
            <text:p>-13.18</text:p>
          </table:table-cell>
          <table:table-cell office:value-type="float" office:value="-21.693000000000001" table:style-name="ce3">
            <text:p>-21.69</text:p>
          </table:table-cell>
          <table:table-cell office:value-type="float" office:value="-22.059000000000001" table:style-name="ce3">
            <text:p>-22.06</text:p>
          </table:table-cell>
          <table:table-cell table:number-columns-repeated="16371"/>
        </table:table-row>
        <table:table-row table:style-name="ro1">
          <table:table-cell office:value-type="float" office:value="1990" table:style-name="ce2">
            <text:p>1990</text:p>
          </table:table-cell>
          <table:table-cell office:value-type="float" office:value="-21.638999999999999" table:style-name="ce3">
            <text:p>-21.64</text:p>
          </table:table-cell>
          <table:table-cell office:value-type="float" office:value="-23.402999999999999" table:style-name="ce3">
            <text:p>-23.40</text:p>
          </table:table-cell>
          <table:table-cell office:value-type="float" office:value="-20.972000000000001" table:style-name="ce3">
            <text:p>-20.97</text:p>
          </table:table-cell>
          <table:table-cell office:value-type="float" office:value="-13.051" table:style-name="ce3">
            <text:p>-13.05</text:p>
          </table:table-cell>
          <table:table-cell office:value-type="float" office:value="-2.6760000000000002" table:style-name="ce3">
            <text:p>-2.68</text:p>
          </table:table-cell>
          <table:table-cell office:value-type="float" office:value="3.407" table:style-name="ce3">
            <text:p>3.41</text:p>
          </table:table-cell>
          <table:table-cell office:value-type="float" office:value="5.359" table:style-name="ce3">
            <text:p>5.36</text:p>
          </table:table-cell>
          <table:table-cell office:value-type="float" office:value="4.0460000000000003" table:style-name="ce3">
            <text:p>4.05</text:p>
          </table:table-cell>
          <table:table-cell office:value-type="float" office:value="-2.931" table:style-name="ce3">
            <text:p>-2.93</text:p>
          </table:table-cell>
          <table:table-cell office:value-type="float" office:value="-14.205" table:style-name="ce3">
            <text:p>-14.21</text:p>
          </table:table-cell>
          <table:table-cell office:value-type="float" office:value="-21.669" table:style-name="ce3">
            <text:p>-21.67</text:p>
          </table:table-cell>
          <table:table-cell office:value-type="float" office:value="-24.663" table:style-name="ce3">
            <text:p>-24.66</text:p>
          </table:table-cell>
          <table:table-cell table:number-columns-repeated="16371"/>
        </table:table-row>
        <table:table-row table:style-name="ro1">
          <table:table-cell office:value-type="float" office:value="1991" table:style-name="ce2">
            <text:p>1991</text:p>
          </table:table-cell>
          <table:table-cell office:value-type="float" office:value="-23.405000000000001" table:style-name="ce3">
            <text:p>-23.41</text:p>
          </table:table-cell>
          <table:table-cell office:value-type="float" office:value="-25.068000000000001" table:style-name="ce3">
            <text:p>-25.07</text:p>
          </table:table-cell>
          <table:table-cell office:value-type="float" office:value="-22.059000000000001" table:style-name="ce3">
            <text:p>-22.06</text:p>
          </table:table-cell>
          <table:table-cell office:value-type="float" office:value="-17.035" table:style-name="ce3">
            <text:p>-17.04</text:p>
          </table:table-cell>
          <table:table-cell office:value-type="float" office:value="-3.835" table:style-name="ce3">
            <text:p>-3.84</text:p>
          </table:table-cell>
          <table:table-cell office:value-type="float" office:value="2.9060000000000001" table:style-name="ce3">
            <text:p>2.91</text:p>
          </table:table-cell>
          <table:table-cell office:value-type="float" office:value="5.734" table:style-name="ce3">
            <text:p>5.73</text:p>
          </table:table-cell>
          <table:table-cell office:value-type="float" office:value="4.0229999999999997" table:style-name="ce3">
            <text:p>4.02</text:p>
          </table:table-cell>
          <table:table-cell office:value-type="float" office:value="-1.83" table:style-name="ce3">
            <text:p>-1.83</text:p>
          </table:table-cell>
          <table:table-cell office:value-type="float" office:value="-12.577" table:style-name="ce3">
            <text:p>-12.58</text:p>
          </table:table-cell>
          <table:table-cell office:value-type="float" office:value="-19.731000000000002" table:style-name="ce3">
            <text:p>-19.73</text:p>
          </table:table-cell>
          <table:table-cell office:value-type="float" office:value="-23.021000000000001" table:style-name="ce3">
            <text:p>-23.02</text:p>
          </table:table-cell>
          <table:table-cell table:number-columns-repeated="16371"/>
        </table:table-row>
        <table:table-row table:style-name="ro1">
          <table:table-cell office:value-type="float" office:value="1992" table:style-name="ce2">
            <text:p>1992</text:p>
          </table:table-cell>
          <table:table-cell office:value-type="float" office:value="-25.169" table:style-name="ce3">
            <text:p>-25.17</text:p>
          </table:table-cell>
          <table:table-cell office:value-type="float" office:value="-24.183" table:style-name="ce3">
            <text:p>-24.18</text:p>
          </table:table-cell>
          <table:table-cell office:value-type="float" office:value="-19.960999999999999" table:style-name="ce3">
            <text:p>-19.96</text:p>
          </table:table-cell>
          <table:table-cell office:value-type="float" office:value="-14.906000000000001" table:style-name="ce3">
            <text:p>-14.91</text:p>
          </table:table-cell>
          <table:table-cell office:value-type="float" office:value="-5.87" table:style-name="ce3">
            <text:p>-5.87</text:p>
          </table:table-cell>
          <table:table-cell office:value-type="float" office:value="2.1930000000000001" table:style-name="ce3">
            <text:p>2.19</text:p>
          </table:table-cell>
          <table:table-cell office:value-type="float" office:value="4.8280000000000003" table:style-name="ce3">
            <text:p>4.83</text:p>
          </table:table-cell>
          <table:table-cell office:value-type="float" office:value="2.6949999999999998" table:style-name="ce3">
            <text:p>2.70</text:p>
          </table:table-cell>
          <table:table-cell office:value-type="float" office:value="-4.0640000000000001" table:style-name="ce3">
            <text:p>-4.06</text:p>
          </table:table-cell>
          <table:table-cell office:value-type="float" office:value="-13.318" table:style-name="ce3">
            <text:p>-13.32</text:p>
          </table:table-cell>
          <table:table-cell office:value-type="float" office:value="-19.728000000000002" table:style-name="ce3">
            <text:p>-19.73</text:p>
          </table:table-cell>
          <table:table-cell office:value-type="float" office:value="-22.908000000000001" table:style-name="ce3">
            <text:p>-22.91</text:p>
          </table:table-cell>
          <table:table-cell table:number-columns-repeated="16371"/>
        </table:table-row>
        <table:table-row table:style-name="ro1">
          <table:table-cell office:value-type="float" office:value="1993" table:style-name="ce2">
            <text:p>1993</text:p>
          </table:table-cell>
          <table:table-cell office:value-type="float" office:value="-25.498999999999999" table:style-name="ce3">
            <text:p>-25.50</text:p>
          </table:table-cell>
          <table:table-cell office:value-type="float" office:value="-23.236999999999998" table:style-name="ce3">
            <text:p>-23.24</text:p>
          </table:table-cell>
          <table:table-cell office:value-type="float" office:value="-24.373000000000001" table:style-name="ce3">
            <text:p>-24.37</text:p>
          </table:table-cell>
          <table:table-cell office:value-type="float" office:value="-14.468999999999999" table:style-name="ce3">
            <text:p>-14.47</text:p>
          </table:table-cell>
          <table:table-cell office:value-type="float" office:value="-4.7990000000000004" table:style-name="ce3">
            <text:p>-4.80</text:p>
          </table:table-cell>
          <table:table-cell office:value-type="float" office:value="3.0289999999999999" table:style-name="ce3">
            <text:p>3.03</text:p>
          </table:table-cell>
          <table:table-cell office:value-type="float" office:value="5.4260000000000002" table:style-name="ce3">
            <text:p>5.43</text:p>
          </table:table-cell>
          <table:table-cell office:value-type="float" office:value="3.2789999999999999" table:style-name="ce3">
            <text:p>3.28</text:p>
          </table:table-cell>
          <table:table-cell office:value-type="float" office:value="-2.9550000000000001" table:style-name="ce3">
            <text:p>-2.96</text:p>
          </table:table-cell>
          <table:table-cell office:value-type="float" office:value="-12.308" table:style-name="ce3">
            <text:p>-12.31</text:p>
          </table:table-cell>
          <table:table-cell office:value-type="float" office:value="-19.52" table:style-name="ce3">
            <text:p>-19.52</text:p>
          </table:table-cell>
          <table:table-cell office:value-type="float" office:value="-24.533000000000001" table:style-name="ce3">
            <text:p>-24.53</text:p>
          </table:table-cell>
          <table:table-cell table:number-columns-repeated="16371"/>
        </table:table-row>
        <table:table-row table:style-name="ro1">
          <table:table-cell office:value-type="float" office:value="1994" table:style-name="ce2">
            <text:p>1994</text:p>
          </table:table-cell>
          <table:table-cell office:value-type="float" office:value="-23.834" table:style-name="ce3">
            <text:p>-23.83</text:p>
          </table:table-cell>
          <table:table-cell office:value-type="float" office:value="-23.748000000000001" table:style-name="ce3">
            <text:p>-23.75</text:p>
          </table:table-cell>
          <table:table-cell office:value-type="float" office:value="-23.483000000000001" table:style-name="ce3">
            <text:p>-23.48</text:p>
          </table:table-cell>
          <table:table-cell office:value-type="float" office:value="-14.708" table:style-name="ce3">
            <text:p>-14.71</text:p>
          </table:table-cell>
          <table:table-cell office:value-type="float" office:value="-5.2210000000000001" table:style-name="ce3">
            <text:p>-5.22</text:p>
          </table:table-cell>
          <table:table-cell office:value-type="float" office:value="3.0720000000000001" table:style-name="ce3">
            <text:p>3.07</text:p>
          </table:table-cell>
          <table:table-cell office:value-type="float" office:value="5.4690000000000003" table:style-name="ce3">
            <text:p>5.47</text:p>
          </table:table-cell>
          <table:table-cell office:value-type="float" office:value="3.4540000000000002" table:style-name="ce3">
            <text:p>3.45</text:p>
          </table:table-cell>
          <table:table-cell office:value-type="float" office:value="-4.3150000000000004" table:style-name="ce3">
            <text:p>-4.32</text:p>
          </table:table-cell>
          <table:table-cell office:value-type="float" office:value="-10.920999999999999" table:style-name="ce3">
            <text:p>-10.92</text:p>
          </table:table-cell>
          <table:table-cell office:value-type="float" office:value="-20.768000000000001" table:style-name="ce3">
            <text:p>-20.77</text:p>
          </table:table-cell>
          <table:table-cell office:value-type="float" office:value="-23.869" table:style-name="ce3">
            <text:p>-23.87</text:p>
          </table:table-cell>
          <table:table-cell table:number-columns-repeated="16371"/>
        </table:table-row>
        <table:table-row table:style-name="ro1">
          <table:table-cell office:value-type="float" office:value="1995" table:style-name="ce2">
            <text:p>1995</text:p>
          </table:table-cell>
          <table:table-cell office:value-type="float" office:value="-23.326000000000001" table:style-name="ce3">
            <text:p>-23.33</text:p>
          </table:table-cell>
          <table:table-cell office:value-type="float" office:value="-21.553000000000001" table:style-name="ce3">
            <text:p>-21.55</text:p>
          </table:table-cell>
          <table:table-cell office:value-type="float" office:value="-22.056999999999999" table:style-name="ce3">
            <text:p>-22.06</text:p>
          </table:table-cell>
          <table:table-cell office:value-type="float" office:value="-10.868" table:style-name="ce3">
            <text:p>-10.87</text:p>
          </table:table-cell>
          <table:table-cell office:value-type="float" office:value="-4.0540000000000003" table:style-name="ce3">
            <text:p>-4.05</text:p>
          </table:table-cell>
          <table:table-cell office:value-type="float" office:value="2.9079999999999999" table:style-name="ce3">
            <text:p>2.91</text:p>
          </table:table-cell>
          <table:table-cell office:value-type="float" office:value="5.41" table:style-name="ce3">
            <text:p>5.41</text:p>
          </table:table-cell>
          <table:table-cell office:value-type="float" office:value="3.8809999999999998" table:style-name="ce3">
            <text:p>3.88</text:p>
          </table:table-cell>
          <table:table-cell office:value-type="float" office:value="-1.871" table:style-name="ce3">
            <text:p>-1.87</text:p>
          </table:table-cell>
          <table:table-cell office:value-type="float" office:value="-10.391" table:style-name="ce3">
            <text:p>-10.39</text:p>
          </table:table-cell>
          <table:table-cell office:value-type="float" office:value="-17.948" table:style-name="ce3">
            <text:p>-17.95</text:p>
          </table:table-cell>
          <table:table-cell office:value-type="float" office:value="-24.611000000000001" table:style-name="ce3">
            <text:p>-24.61</text:p>
          </table:table-cell>
          <table:table-cell table:number-columns-repeated="16371"/>
        </table:table-row>
        <table:table-row table:style-name="ro1">
          <table:table-cell office:value-type="float" office:value="1996" table:style-name="ce2">
            <text:p>1996</text:p>
          </table:table-cell>
          <table:table-cell office:value-type="float" office:value="-24.850999999999999" table:style-name="ce3">
            <text:p>-24.85</text:p>
          </table:table-cell>
          <table:table-cell office:value-type="float" office:value="-24.282" table:style-name="ce3">
            <text:p>-24.28</text:p>
          </table:table-cell>
          <table:table-cell office:value-type="float" office:value="-21.55" table:style-name="ce3">
            <text:p>-21.55</text:p>
          </table:table-cell>
          <table:table-cell office:value-type="float" office:value="-13.186999999999999" table:style-name="ce3">
            <text:p>-13.19</text:p>
          </table:table-cell>
          <table:table-cell office:value-type="float" office:value="-4.6689999999999996" table:style-name="ce3">
            <text:p>-4.67</text:p>
          </table:table-cell>
          <table:table-cell office:value-type="float" office:value="1.9570000000000001" table:style-name="ce3">
            <text:p>1.96</text:p>
          </table:table-cell>
          <table:table-cell office:value-type="float" office:value="4.8380000000000001" table:style-name="ce3">
            <text:p>4.84</text:p>
          </table:table-cell>
          <table:table-cell office:value-type="float" office:value="2.7450000000000001" table:style-name="ce3">
            <text:p>2.75</text:p>
          </table:table-cell>
          <table:table-cell office:value-type="float" office:value="-4.056" table:style-name="ce3">
            <text:p>-4.06</text:p>
          </table:table-cell>
          <table:table-cell office:value-type="float" office:value="-12.968999999999999" table:style-name="ce3">
            <text:p>-12.97</text:p>
          </table:table-cell>
          <table:table-cell office:value-type="float" office:value="-14.827999999999999" table:style-name="ce3">
            <text:p>-14.83</text:p>
          </table:table-cell>
          <table:table-cell office:value-type="float" office:value="-22.44" table:style-name="ce3">
            <text:p>-22.44</text:p>
          </table:table-cell>
          <table:table-cell table:number-columns-repeated="16371"/>
        </table:table-row>
        <table:table-row table:style-name="ro1">
          <table:table-cell office:value-type="float" office:value="1997" table:style-name="ce2">
            <text:p>1997</text:p>
          </table:table-cell>
          <table:table-cell office:value-type="float" office:value="-27.609000000000002" table:style-name="ce3">
            <text:p>-27.61</text:p>
          </table:table-cell>
          <table:table-cell office:value-type="float" office:value="-25.652000000000001" table:style-name="ce3">
            <text:p>-25.65</text:p>
          </table:table-cell>
          <table:table-cell office:value-type="float" office:value="-18.991" table:style-name="ce3">
            <text:p>-18.99</text:p>
          </table:table-cell>
          <table:table-cell office:value-type="float" office:value="-15.22" table:style-name="ce3">
            <text:p>-15.22</text:p>
          </table:table-cell>
          <table:table-cell office:value-type="float" office:value="-5.5519999999999996" table:style-name="ce3">
            <text:p>-5.55</text:p>
          </table:table-cell>
          <table:table-cell office:value-type="float" office:value="2.4060000000000001" table:style-name="ce3">
            <text:p>2.41</text:p>
          </table:table-cell>
          <table:table-cell office:value-type="float" office:value="4.9740000000000002" table:style-name="ce3">
            <text:p>4.97</text:p>
          </table:table-cell>
          <table:table-cell office:value-type="float" office:value="2.7440000000000002" table:style-name="ce3">
            <text:p>2.74</text:p>
          </table:table-cell>
          <table:table-cell office:value-type="float" office:value="-2.0419999999999998" table:style-name="ce3">
            <text:p>-2.04</text:p>
          </table:table-cell>
          <table:table-cell office:value-type="float" office:value="-10.015000000000001" table:style-name="ce3">
            <text:p>-10.02</text:p>
          </table:table-cell>
          <table:table-cell office:value-type="float" office:value="-17.766999999999999" table:style-name="ce3">
            <text:p>-17.77</text:p>
          </table:table-cell>
          <table:table-cell office:value-type="float" office:value="-23.32" table:style-name="ce3">
            <text:p>-23.32</text:p>
          </table:table-cell>
          <table:table-cell table:number-columns-repeated="16371"/>
        </table:table-row>
        <table:table-row table:style-name="ro1">
          <table:table-cell office:value-type="float" office:value="1998" table:style-name="ce2">
            <text:p>1998</text:p>
          </table:table-cell>
          <table:table-cell office:value-type="float" office:value="-22.634" table:style-name="ce3">
            <text:p>-22.63</text:p>
          </table:table-cell>
          <table:table-cell office:value-type="float" office:value="-26.286999999999999" table:style-name="ce3">
            <text:p>-26.29</text:p>
          </table:table-cell>
          <table:table-cell office:value-type="float" office:value="-20.952000000000002" table:style-name="ce3">
            <text:p>-20.95</text:p>
          </table:table-cell>
          <table:table-cell office:value-type="float" office:value="-13.646000000000001" table:style-name="ce3">
            <text:p>-13.65</text:p>
          </table:table-cell>
          <table:table-cell office:value-type="float" office:value="-5.71" table:style-name="ce3">
            <text:p>-5.71</text:p>
          </table:table-cell>
          <table:table-cell office:value-type="float" office:value="2.8159999999999998" table:style-name="ce3">
            <text:p>2.82</text:p>
          </table:table-cell>
          <table:table-cell office:value-type="float" office:value="5.7990000000000004" table:style-name="ce3">
            <text:p>5.80</text:p>
          </table:table-cell>
          <table:table-cell office:value-type="float" office:value="4.016" table:style-name="ce3">
            <text:p>4.02</text:p>
          </table:table-cell>
          <table:table-cell office:value-type="float" office:value="-2.0459999999999998" table:style-name="ce3">
            <text:p>-2.05</text:p>
          </table:table-cell>
          <table:table-cell office:value-type="float" office:value="-11.718" table:style-name="ce3">
            <text:p>-11.72</text:p>
          </table:table-cell>
          <table:table-cell office:value-type="float" office:value="-16.350999999999999" table:style-name="ce3">
            <text:p>-16.35</text:p>
          </table:table-cell>
          <table:table-cell office:value-type="float" office:value="-22.238" table:style-name="ce3">
            <text:p>-22.24</text:p>
          </table:table-cell>
          <table:table-cell table:number-columns-repeated="16371"/>
        </table:table-row>
        <table:table-row table:style-name="ro1">
          <table:table-cell office:value-type="float" office:value="1999" table:style-name="ce2">
            <text:p>1999</text:p>
          </table:table-cell>
          <table:table-cell office:value-type="float" office:value="-24.366" table:style-name="ce3">
            <text:p>-24.37</text:p>
          </table:table-cell>
          <table:table-cell office:value-type="float" office:value="-23.675000000000001" table:style-name="ce3">
            <text:p>-23.68</text:p>
          </table:table-cell>
          <table:table-cell office:value-type="float" office:value="-20.125" table:style-name="ce3">
            <text:p>-20.13</text:p>
          </table:table-cell>
          <table:table-cell office:value-type="float" office:value="-14.359" table:style-name="ce3">
            <text:p>-14.36</text:p>
          </table:table-cell>
          <table:table-cell office:value-type="float" office:value="-5.3410000000000002" table:style-name="ce3">
            <text:p>-5.34</text:p>
          </table:table-cell>
          <table:table-cell office:value-type="float" office:value="2.306" table:style-name="ce3">
            <text:p>2.31</text:p>
          </table:table-cell>
          <table:table-cell office:value-type="float" office:value="5.1849999999999996" table:style-name="ce3">
            <text:p>5.19</text:p>
          </table:table-cell>
          <table:table-cell office:value-type="float" office:value="3.71" table:style-name="ce3">
            <text:p>3.71</text:p>
          </table:table-cell>
          <table:table-cell office:value-type="float" office:value="-2.5539999999999998" table:style-name="ce3">
            <text:p>-2.55</text:p>
          </table:table-cell>
          <table:table-cell office:value-type="float" office:value="-11.804" table:style-name="ce3">
            <text:p>-11.80</text:p>
          </table:table-cell>
          <table:table-cell office:value-type="float" office:value="-17.491" table:style-name="ce3">
            <text:p>-17.49</text:p>
          </table:table-cell>
          <table:table-cell office:value-type="float" office:value="-21.234999999999999" table:style-name="ce3">
            <text:p>-21.24</text:p>
          </table:table-cell>
          <table:table-cell table:number-columns-repeated="16371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float" office:value="-23.382999999999999" table:style-name="ce3">
            <text:p>-23.38</text:p>
          </table:table-cell>
          <table:table-cell office:value-type="float" office:value="-21.757999999999999" table:style-name="ce3">
            <text:p>-21.76</text:p>
          </table:table-cell>
          <table:table-cell office:value-type="float" office:value="-19.053000000000001" table:style-name="ce3">
            <text:p>-19.05</text:p>
          </table:table-cell>
          <table:table-cell office:value-type="float" office:value="-13.956" table:style-name="ce3">
            <text:p>-13.96</text:p>
          </table:table-cell>
          <table:table-cell office:value-type="float" office:value="-5.9240000000000004" table:style-name="ce3">
            <text:p>-5.92</text:p>
          </table:table-cell>
          <table:table-cell office:value-type="float" office:value="2.6389999999999998" table:style-name="ce3">
            <text:p>2.64</text:p>
          </table:table-cell>
          <table:table-cell office:value-type="float" office:value="5.0209999999999999" table:style-name="ce3">
            <text:p>5.02</text:p>
          </table:table-cell>
          <table:table-cell office:value-type="float" office:value="3.3319999999999999" table:style-name="ce3">
            <text:p>3.33</text:p>
          </table:table-cell>
          <table:table-cell office:value-type="float" office:value="-3.2610000000000001" table:style-name="ce3">
            <text:p>-3.26</text:p>
          </table:table-cell>
          <table:table-cell office:value-type="float" office:value="-10.521000000000001" table:style-name="ce3">
            <text:p>-10.52</text:p>
          </table:table-cell>
          <table:table-cell office:value-type="float" office:value="-17.661999999999999" table:style-name="ce3">
            <text:p>-17.66</text:p>
          </table:table-cell>
          <table:table-cell office:value-type="float" office:value="-20.94" table:style-name="ce3">
            <text:p>-20.94</text:p>
          </table:table-cell>
          <table:table-cell table:number-columns-repeated="16371"/>
        </table:table-row>
        <table:table-row table:style-name="ro1">
          <table:table-cell office:value-type="float" office:value="2001" table:style-name="ce2">
            <text:p>2001</text:p>
          </table:table-cell>
          <table:table-cell office:value-type="float" office:value="-22.922000000000001" table:style-name="ce3">
            <text:p>-22.92</text:p>
          </table:table-cell>
          <table:table-cell office:value-type="float" office:value="-21.919" table:style-name="ce3">
            <text:p>-21.92</text:p>
          </table:table-cell>
          <table:table-cell office:value-type="float" office:value="-21.663" table:style-name="ce3">
            <text:p>-21.66</text:p>
          </table:table-cell>
          <table:table-cell office:value-type="float" office:value="-16.042000000000002" table:style-name="ce3">
            <text:p>-16.04</text:p>
          </table:table-cell>
          <table:table-cell office:value-type="float" office:value="-6.6269999999999998" table:style-name="ce3">
            <text:p>-6.63</text:p>
          </table:table-cell>
          <table:table-cell office:value-type="float" office:value="2.1840000000000002" table:style-name="ce3">
            <text:p>2.18</text:p>
          </table:table-cell>
          <table:table-cell office:value-type="float" office:value="5.23" table:style-name="ce3">
            <text:p>5.23</text:p>
          </table:table-cell>
          <table:table-cell office:value-type="float" office:value="4.0839999999999996" table:style-name="ce3">
            <text:p>4.08</text:p>
          </table:table-cell>
          <table:table-cell office:value-type="float" office:value="-1.617" table:style-name="ce3">
            <text:p>-1.62</text:p>
          </table:table-cell>
          <table:table-cell office:value-type="float" office:value="-10.426" table:style-name="ce3">
            <text:p>-10.43</text:p>
          </table:table-cell>
          <table:table-cell office:value-type="float" office:value="-17.268000000000001" table:style-name="ce3">
            <text:p>-17.27</text:p>
          </table:table-cell>
          <table:table-cell office:value-type="float" office:value="-18.82" table:style-name="ce3">
            <text:p>-18.82</text:p>
          </table:table-cell>
          <table:table-cell table:number-columns-repeated="16371"/>
        </table:table-row>
        <table:table-row table:style-name="ro1">
          <table:table-cell office:value-type="float" office:value="2002" table:style-name="ce2">
            <text:p>2002</text:p>
          </table:table-cell>
          <table:table-cell office:value-type="float" office:value="-22.295999999999999" table:style-name="ce3">
            <text:p>-22.30</text:p>
          </table:table-cell>
          <table:table-cell office:value-type="float" office:value="-24.978000000000002" table:style-name="ce3">
            <text:p>-24.98</text:p>
          </table:table-cell>
          <table:table-cell office:value-type="float" office:value="-18.547000000000001" table:style-name="ce3">
            <text:p>-18.55</text:p>
          </table:table-cell>
          <table:table-cell office:value-type="float" office:value="-15.545" table:style-name="ce3">
            <text:p>-15.55</text:p>
          </table:table-cell>
          <table:table-cell office:value-type="float" office:value="-4.0540000000000003" table:style-name="ce3">
            <text:p>-4.05</text:p>
          </table:table-cell>
          <table:table-cell office:value-type="float" office:value="3.0640000000000001" table:style-name="ce3">
            <text:p>3.06</text:p>
          </table:table-cell>
          <table:table-cell office:value-type="float" office:value="5.6360000000000001" table:style-name="ce3">
            <text:p>5.64</text:p>
          </table:table-cell>
          <table:table-cell office:value-type="float" office:value="4.4749999999999996" table:style-name="ce3">
            <text:p>4.48</text:p>
          </table:table-cell>
          <table:table-cell office:value-type="float" office:value="-1.746" table:style-name="ce3">
            <text:p>-1.75</text:p>
          </table:table-cell>
          <table:table-cell office:value-type="float" office:value="-8.5809999999999995" table:style-name="ce3">
            <text:p>-8.58</text:p>
          </table:table-cell>
          <table:table-cell office:value-type="float" office:value="-16.959" table:style-name="ce3">
            <text:p>-16.96</text:p>
          </table:table-cell>
          <table:table-cell office:value-type="float" office:value="-19.591000000000001" table:style-name="ce3">
            <text:p>-19.59</text:p>
          </table:table-cell>
          <table:table-cell table:number-columns-repeated="16371"/>
        </table:table-row>
        <table:table-row table:style-name="ro1">
          <table:table-cell office:value-type="float" office:value="2003" table:style-name="ce2">
            <text:p>2003</text:p>
          </table:table-cell>
          <table:table-cell office:value-type="float" office:value="-22.736999999999998" table:style-name="ce3">
            <text:p>-22.74</text:p>
          </table:table-cell>
          <table:table-cell office:value-type="float" office:value="-25.167000000000002" table:style-name="ce3">
            <text:p>-25.17</text:p>
          </table:table-cell>
          <table:table-cell office:value-type="float" office:value="-20.84" table:style-name="ce3">
            <text:p>-20.84</text:p>
          </table:table-cell>
          <table:table-cell office:value-type="float" office:value="-13.053000000000001" table:style-name="ce3">
            <text:p>-13.05</text:p>
          </table:table-cell>
          <table:table-cell office:value-type="float" office:value="-3.778" table:style-name="ce3">
            <text:p>-3.78</text:p>
          </table:table-cell>
          <table:table-cell office:value-type="float" office:value="2.5659999999999998" table:style-name="ce3">
            <text:p>2.57</text:p>
          </table:table-cell>
          <table:table-cell office:value-type="float" office:value="5.8849999999999998" table:style-name="ce3">
            <text:p>5.89</text:p>
          </table:table-cell>
          <table:table-cell office:value-type="float" office:value="4.2949999999999999" table:style-name="ce3">
            <text:p>4.30</text:p>
          </table:table-cell>
          <table:table-cell office:value-type="float" office:value="-0.81899999999999995" table:style-name="ce3">
            <text:p>-0.82</text:p>
          </table:table-cell>
          <table:table-cell office:value-type="float" office:value="-8.2539999999999996" table:style-name="ce3">
            <text:p>-8.25</text:p>
          </table:table-cell>
          <table:table-cell office:value-type="float" office:value="-16.744" table:style-name="ce3">
            <text:p>-16.74</text:p>
          </table:table-cell>
          <table:table-cell office:value-type="float" office:value="-21.289000000000001" table:style-name="ce3">
            <text:p>-21.29</text:p>
          </table:table-cell>
          <table:table-cell table:number-columns-repeated="16371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float" office:value="-22.356000000000002" table:style-name="ce3">
            <text:p>-22.36</text:p>
          </table:table-cell>
          <table:table-cell office:value-type="float" office:value="-23.419" table:style-name="ce3">
            <text:p>-23.42</text:p>
          </table:table-cell>
          <table:table-cell office:value-type="float" office:value="-21.262" table:style-name="ce3">
            <text:p>-21.26</text:p>
          </table:table-cell>
          <table:table-cell office:value-type="float" office:value="-11.858000000000001" table:style-name="ce3">
            <text:p>-11.86</text:p>
          </table:table-cell>
          <table:table-cell office:value-type="float" office:value="-3.6749999999999998" table:style-name="ce3">
            <text:p>-3.68</text:p>
          </table:table-cell>
          <table:table-cell office:value-type="float" office:value="2.7349999999999999" table:style-name="ce3">
            <text:p>2.74</text:p>
          </table:table-cell>
          <table:table-cell office:value-type="float" office:value="6.0659999999999998" table:style-name="ce3">
            <text:p>6.07</text:p>
          </table:table-cell>
          <table:table-cell office:value-type="float" office:value="4.2009999999999996" table:style-name="ce3">
            <text:p>4.20</text:p>
          </table:table-cell>
          <table:table-cell office:value-type="float" office:value="-2.2509999999999999" table:style-name="ce3">
            <text:p>-2.25</text:p>
          </table:table-cell>
          <table:table-cell office:value-type="float" office:value="-10.606" table:style-name="ce3">
            <text:p>-10.61</text:p>
          </table:table-cell>
          <table:table-cell office:value-type="float" office:value="-18.736000000000001" table:style-name="ce3">
            <text:p>-18.74</text:p>
          </table:table-cell>
          <table:table-cell office:value-type="float" office:value="-21.76" table:style-name="ce3">
            <text:p>-21.76</text:p>
          </table:table-cell>
          <table:table-cell table:number-columns-repeated="16371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float" office:value="-19.692" table:style-name="ce3">
            <text:p>-19.69</text:p>
          </table:table-cell>
          <table:table-cell office:value-type="float" office:value="-20.155000000000001" table:style-name="ce3">
            <text:p>-20.16</text:p>
          </table:table-cell>
          <table:table-cell office:value-type="float" office:value="-20.332999999999998" table:style-name="ce3">
            <text:p>-20.33</text:p>
          </table:table-cell>
          <table:table-cell office:value-type="float" office:value="-13.928000000000001" table:style-name="ce3">
            <text:p>-13.93</text:p>
          </table:table-cell>
          <table:table-cell office:value-type="float" office:value="-3.0089999999999999" table:style-name="ce3">
            <text:p>-3.01</text:p>
          </table:table-cell>
          <table:table-cell office:value-type="float" office:value="3.7989999999999999" table:style-name="ce3">
            <text:p>3.80</text:p>
          </table:table-cell>
          <table:table-cell office:value-type="float" office:value="5.8040000000000003" table:style-name="ce3">
            <text:p>5.80</text:p>
          </table:table-cell>
          <table:table-cell office:value-type="float" office:value="4.2809999999999997" table:style-name="ce3">
            <text:p>4.28</text:p>
          </table:table-cell>
          <table:table-cell office:value-type="float" office:value="-1.7050000000000001" table:style-name="ce3">
            <text:p>-1.71</text:p>
          </table:table-cell>
          <table:table-cell office:value-type="float" office:value="-9.2680000000000007" table:style-name="ce3">
            <text:p>-9.27</text:p>
          </table:table-cell>
          <table:table-cell office:value-type="float" office:value="-15.67" table:style-name="ce3">
            <text:p>-15.67</text:p>
          </table:table-cell>
          <table:table-cell office:value-type="float" office:value="-19.161000000000001" table:style-name="ce3">
            <text:p>-19.16</text:p>
          </table:table-cell>
          <table:table-cell table:number-columns-repeated="16371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float" office:value="-19.856000000000002" table:style-name="ce3">
            <text:p>-19.86</text:p>
          </table:table-cell>
          <table:table-cell office:value-type="float" office:value="-21.675000000000001" table:style-name="ce3">
            <text:p>-21.68</text:p>
          </table:table-cell>
          <table:table-cell office:value-type="float" office:value="-18.951000000000001" table:style-name="ce3">
            <text:p>-18.95</text:p>
          </table:table-cell>
          <table:table-cell office:value-type="float" office:value="-11.151999999999999" table:style-name="ce3">
            <text:p>-11.15</text:p>
          </table:table-cell>
          <table:table-cell office:value-type="float" office:value="-2.5030000000000001" table:style-name="ce3">
            <text:p>-2.50</text:p>
          </table:table-cell>
          <table:table-cell office:value-type="float" office:value="3.052" table:style-name="ce3">
            <text:p>3.05</text:p>
          </table:table-cell>
          <table:table-cell office:value-type="float" office:value="5.8840000000000003" table:style-name="ce3">
            <text:p>5.88</text:p>
          </table:table-cell>
          <table:table-cell office:value-type="float" office:value="3.762" table:style-name="ce3">
            <text:p>3.76</text:p>
          </table:table-cell>
          <table:table-cell office:value-type="float" office:value="-0.64600000000000002" table:style-name="ce3">
            <text:p>-0.65</text:p>
          </table:table-cell>
          <table:table-cell office:value-type="float" office:value="-8.1080000000000005" table:style-name="ce3">
            <text:p>-8.11</text:p>
          </table:table-cell>
          <table:table-cell office:value-type="float" office:value="-15.734" table:style-name="ce3">
            <text:p>-15.73</text:p>
          </table:table-cell>
          <table:table-cell office:value-type="float" office:value="-21.843" table:style-name="ce3">
            <text:p>-21.84</text:p>
          </table:table-cell>
          <table:table-cell table:number-columns-repeated="16371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float" office:value="-23.184999999999999" table:style-name="ce3">
            <text:p>-23.19</text:p>
          </table:table-cell>
          <table:table-cell office:value-type="float" office:value="-21.239000000000001" table:style-name="ce3">
            <text:p>-21.24</text:p>
          </table:table-cell>
          <table:table-cell office:value-type="float" office:value="-21.091999999999999" table:style-name="ce3">
            <text:p>-21.09</text:p>
          </table:table-cell>
          <table:table-cell office:value-type="float" office:value="-11.215" table:style-name="ce3">
            <text:p>-11.22</text:p>
          </table:table-cell>
          <table:table-cell office:value-type="float" office:value="-4.827" table:style-name="ce3">
            <text:p>-4.83</text:p>
          </table:table-cell>
          <table:table-cell office:value-type="float" office:value="3.4140000000000001" table:style-name="ce3">
            <text:p>3.41</text:p>
          </table:table-cell>
          <table:table-cell office:value-type="float" office:value="5.8890000000000002" table:style-name="ce3">
            <text:p>5.89</text:p>
          </table:table-cell>
          <table:table-cell office:value-type="float" office:value="4.6289999999999996" table:style-name="ce3">
            <text:p>4.63</text:p>
          </table:table-cell>
          <table:table-cell office:value-type="float" office:value="-0.61499999999999999" table:style-name="ce3">
            <text:p>-0.62</text:p>
          </table:table-cell>
          <table:table-cell office:value-type="float" office:value="-6.7839999999999998" table:style-name="ce3">
            <text:p>-6.78</text:p>
          </table:table-cell>
          <table:table-cell office:value-type="float" office:value="-15.319000000000001" table:style-name="ce3">
            <text:p>-15.32</text:p>
          </table:table-cell>
          <table:table-cell office:value-type="float" office:value="-19.350000000000001" table:style-name="ce3">
            <text:p>-19.35</text:p>
          </table:table-cell>
          <table:table-cell table:number-columns-repeated="16371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float" office:value="-24.88" table:style-name="ce3">
            <text:p>-24.88</text:p>
          </table:table-cell>
          <table:table-cell office:value-type="float" office:value="-22.861999999999998" table:style-name="ce3">
            <text:p>-22.86</text:p>
          </table:table-cell>
          <table:table-cell office:value-type="float" office:value="-21.15" table:style-name="ce3">
            <text:p>-21.15</text:p>
          </table:table-cell>
          <table:table-cell office:value-type="float" office:value="-13.045999999999999" table:style-name="ce3">
            <text:p>-13.05</text:p>
          </table:table-cell>
          <table:table-cell office:value-type="float" office:value="-3.7210000000000001" table:style-name="ce3">
            <text:p>-3.72</text:p>
          </table:table-cell>
          <table:table-cell office:value-type="float" office:value="2.903" table:style-name="ce3">
            <text:p>2.90</text:p>
          </table:table-cell>
          <table:table-cell office:value-type="float" office:value="5.835" table:style-name="ce3">
            <text:p>5.84</text:p>
          </table:table-cell>
          <table:table-cell office:value-type="float" office:value="4.3109999999999999" table:style-name="ce3">
            <text:p>4.31</text:p>
          </table:table-cell>
          <table:table-cell office:value-type="float" office:value="-0.76100000000000001" table:style-name="ce3">
            <text:p>-0.76</text:p>
          </table:table-cell>
          <table:table-cell office:value-type="float" office:value="-10.007999999999999" table:style-name="ce3">
            <text:p>-10.01</text:p>
          </table:table-cell>
          <table:table-cell office:value-type="float" office:value="-16.59" table:style-name="ce3">
            <text:p>-16.59</text:p>
          </table:table-cell>
          <table:table-cell office:value-type="float" office:value="-20.277000000000001" table:style-name="ce3">
            <text:p>-20.28</text:p>
          </table:table-cell>
          <table:table-cell table:number-columns-repeated="16371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float" office:value="-20.984000000000002" table:style-name="ce3">
            <text:p>-20.98</text:p>
          </table:table-cell>
          <table:table-cell office:value-type="float" office:value="-22.721" table:style-name="ce3">
            <text:p>-22.72</text:p>
          </table:table-cell>
          <table:table-cell office:value-type="float" office:value="-21.245000000000001" table:style-name="ce3">
            <text:p>-21.25</text:p>
          </table:table-cell>
          <table:table-cell office:value-type="float" office:value="-14.728999999999999" table:style-name="ce3">
            <text:p>-14.73</text:p>
          </table:table-cell>
          <table:table-cell office:value-type="float" office:value="-3.2829999999999999" table:style-name="ce3">
            <text:p>-3.28</text:p>
          </table:table-cell>
          <table:table-cell office:value-type="float" office:value="2.5489999999999999" table:style-name="ce3">
            <text:p>2.55</text:p>
          </table:table-cell>
          <table:table-cell office:value-type="float" office:value="5.74" table:style-name="ce3">
            <text:p>5.74</text:p>
          </table:table-cell>
          <table:table-cell office:value-type="float" office:value="4.1319999999999997" table:style-name="ce3">
            <text:p>4.13</text:p>
          </table:table-cell>
          <table:table-cell office:value-type="float" office:value="-0.57799999999999996" table:style-name="ce3">
            <text:p>-0.58</text:p>
          </table:table-cell>
          <table:table-cell office:value-type="float" office:value="-7.69" table:style-name="ce3">
            <text:p>-7.69</text:p>
          </table:table-cell>
          <table:table-cell office:value-type="float" office:value="-16.960999999999999" table:style-name="ce3">
            <text:p>-16.96</text:p>
          </table:table-cell>
          <table:table-cell office:value-type="float" office:value="-19.074000000000002" table:style-name="ce3">
            <text:p>-19.07</text:p>
          </table:table-cell>
          <table:table-cell table:number-columns-repeated="16371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float" office:value="-23.85" table:style-name="ce3">
            <text:p>-23.85</text:p>
          </table:table-cell>
          <table:table-cell office:value-type="float" office:value="-20.516999999999999" table:style-name="ce3">
            <text:p>-20.52</text:p>
          </table:table-cell>
          <table:table-cell office:value-type="float" office:value="-18.552" table:style-name="ce3">
            <text:p>-18.55</text:p>
          </table:table-cell>
          <table:table-cell office:value-type="float" office:value="-10.837" table:style-name="ce3">
            <text:p>-10.84</text:p>
          </table:table-cell>
          <table:table-cell office:value-type="float" office:value="-2.3849999999999998" table:style-name="ce3">
            <text:p>-2.39</text:p>
          </table:table-cell>
          <table:table-cell office:value-type="float" office:value="3.5960000000000001" table:style-name="ce3">
            <text:p>3.60</text:p>
          </table:table-cell>
          <table:table-cell office:value-type="float" office:value="5.9189999999999996" table:style-name="ce3">
            <text:p>5.92</text:p>
          </table:table-cell>
          <table:table-cell office:value-type="float" office:value="4.3840000000000003" table:style-name="ce3">
            <text:p>4.38</text:p>
          </table:table-cell>
          <table:table-cell office:value-type="float" office:value="-1.1479999999999999" table:style-name="ce3">
            <text:p>-1.15</text:p>
          </table:table-cell>
          <table:table-cell office:value-type="float" office:value="-8.2949999999999999" table:style-name="ce3">
            <text:p>-8.30</text:p>
          </table:table-cell>
          <table:table-cell office:value-type="float" office:value="-16.501999999999999" table:style-name="ce3">
            <text:p>-16.50</text:p>
          </table:table-cell>
          <table:table-cell office:value-type="float" office:value="-20.077999999999999" table:style-name="ce3">
            <text:p>-20.08</text:p>
          </table:table-cell>
          <table:table-cell table:number-columns-repeated="16371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float" office:value="-21.428999999999998" table:style-name="ce3">
            <text:p>-21.43</text:p>
          </table:table-cell>
          <table:table-cell office:value-type="float" office:value="-22.151" table:style-name="ce3">
            <text:p>-22.15</text:p>
          </table:table-cell>
          <table:table-cell office:value-type="float" office:value="-18.32" table:style-name="ce3">
            <text:p>-18.32</text:p>
          </table:table-cell>
          <table:table-cell office:value-type="float" office:value="-13.058999999999999" table:style-name="ce3">
            <text:p>-13.06</text:p>
          </table:table-cell>
          <table:table-cell office:value-type="float" office:value="-3.9060000000000001" table:style-name="ce3">
            <text:p>-3.91</text:p>
          </table:table-cell>
          <table:table-cell office:value-type="float" office:value="3.7360000000000002" table:style-name="ce3">
            <text:p>3.74</text:p>
          </table:table-cell>
          <table:table-cell office:value-type="float" office:value="6.391" table:style-name="ce3">
            <text:p>6.39</text:p>
          </table:table-cell>
          <table:table-cell office:value-type="float" office:value="4.8380000000000001" table:style-name="ce3">
            <text:p>4.84</text:p>
          </table:table-cell>
          <table:table-cell office:value-type="float" office:value="-1.4870000000000001" table:style-name="ce3">
            <text:p>-1.49</text:p>
          </table:table-cell>
          <table:table-cell office:value-type="float" office:value="-9.0619999999999994" table:style-name="ce3">
            <text:p>-9.06</text:p>
          </table:table-cell>
          <table:table-cell office:value-type="float" office:value="-17.28" table:style-name="ce3">
            <text:p>-17.28</text:p>
          </table:table-cell>
          <table:table-cell office:value-type="float" office:value="-20.216999999999999" table:style-name="ce3">
            <text:p>-20.22</text:p>
          </table:table-cell>
          <table:table-cell table:number-columns-repeated="16371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float" office:value="-21.324000000000002" table:style-name="ce3">
            <text:p>-21.32</text:p>
          </table:table-cell>
          <table:table-cell office:value-type="float" office:value="-21.102" table:style-name="ce3">
            <text:p>-21.10</text:p>
          </table:table-cell>
          <table:table-cell office:value-type="float" office:value="-20.692" table:style-name="ce3">
            <text:p>-20.69</text:p>
          </table:table-cell>
          <table:table-cell office:value-type="float" office:value="-12.365" table:style-name="ce3">
            <text:p>-12.37</text:p>
          </table:table-cell>
          <table:table-cell office:value-type="float" office:value="-3.5670000000000002" table:style-name="ce3">
            <text:p>-3.57</text:p>
          </table:table-cell>
          <table:table-cell office:value-type="float" office:value="4.01" table:style-name="ce3">
            <text:p>4.01</text:p>
          </table:table-cell>
          <table:table-cell office:value-type="float" office:value="6.3419999999999996" table:style-name="ce3">
            <text:p>6.34</text:p>
          </table:table-cell>
          <table:table-cell office:value-type="float" office:value="4.617" table:style-name="ce3">
            <text:p>4.62</text:p>
          </table:table-cell>
          <table:table-cell office:value-type="float" office:value="4.8000000000000001E-2" table:style-name="ce3">
            <text:p>0.05</text:p>
          </table:table-cell>
          <table:table-cell office:value-type="float" office:value="-8.4499999999999993" table:style-name="ce3">
            <text:p>-8.45</text:p>
          </table:table-cell>
          <table:table-cell office:value-type="float" office:value="-15.311999999999999" table:style-name="ce3">
            <text:p>-15.31</text:p>
          </table:table-cell>
          <table:table-cell office:value-type="float" office:value="-21.370999999999999" table:style-name="ce3">
            <text:p>-21.37</text:p>
          </table:table-cell>
          <table:table-cell table:number-columns-repeated="16371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float" office:value="-21.25" table:style-name="ce3">
            <text:p>-21.25</text:p>
          </table:table-cell>
          <table:table-cell office:value-type="float" office:value="-25.399000000000001" table:style-name="ce3">
            <text:p>-25.40</text:p>
          </table:table-cell>
          <table:table-cell office:value-type="float" office:value="-18.777999999999999" table:style-name="ce3">
            <text:p>-18.78</text:p>
          </table:table-cell>
          <table:table-cell office:value-type="float" office:value="-12.032" table:style-name="ce3">
            <text:p>-12.03</text:p>
          </table:table-cell>
          <table:table-cell office:value-type="float" office:value="-4.407" table:style-name="ce3">
            <text:p>-4.41</text:p>
          </table:table-cell>
          <table:table-cell office:value-type="float" office:value="3.1320000000000001" table:style-name="ce3">
            <text:p>3.13</text:p>
          </table:table-cell>
          <table:table-cell office:value-type="float" office:value="5.99" table:style-name="ce3">
            <text:p>5.99</text:p>
          </table:table-cell>
          <table:table-cell office:value-type="float" office:value="3.9460000000000002" table:style-name="ce3">
            <text:p>3.95</text:p>
          </table:table-cell>
          <table:table-cell office:value-type="float" office:value="-1.0589999999999999" table:style-name="ce3">
            <text:p>-1.06</text:p>
          </table:table-cell>
          <table:table-cell office:value-type="float" office:value="-9.76" table:style-name="ce3">
            <text:p>-9.76</text:p>
          </table:table-cell>
          <table:table-cell office:value-type="float" office:value="-18.172999999999998" table:style-name="ce3">
            <text:p>-18.17</text:p>
          </table:table-cell>
          <table:table-cell office:value-type="float" office:value="-19.664000000000001" table:style-name="ce3">
            <text:p>-19.66</text:p>
          </table:table-cell>
          <table:table-cell table:number-columns-repeated="16371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float" office:value="-21.419" table:style-name="ce3">
            <text:p>-21.42</text:p>
          </table:table-cell>
          <table:table-cell office:value-type="float" office:value="-19.951000000000001" table:style-name="ce3">
            <text:p>-19.95</text:p>
          </table:table-cell>
          <table:table-cell office:value-type="float" office:value="-18.04" table:style-name="ce3">
            <text:p>-18.04</text:p>
          </table:table-cell>
          <table:table-cell office:value-type="float" office:value="-12.617000000000001" table:style-name="ce3">
            <text:p>-12.62</text:p>
          </table:table-cell>
          <table:table-cell office:value-type="float" office:value="-4.3319999999999999" table:style-name="ce3">
            <text:p>-4.33</text:p>
          </table:table-cell>
          <table:table-cell office:value-type="float" office:value="2.4809999999999999" table:style-name="ce3">
            <text:p>2.48</text:p>
          </table:table-cell>
          <table:table-cell office:value-type="float" office:value="5.5119999999999996" table:style-name="ce3">
            <text:p>5.51</text:p>
          </table:table-cell>
          <table:table-cell office:value-type="float" office:value="4.2119999999999997" table:style-name="ce3">
            <text:p>4.21</text:p>
          </table:table-cell>
          <table:table-cell office:value-type="float" office:value="-1.39" table:style-name="ce3">
            <text:p>-1.39</text:p>
          </table:table-cell>
          <table:table-cell office:value-type="float" office:value="-8.1560000000000006" table:style-name="ce3">
            <text:p>-8.16</text:p>
          </table:table-cell>
          <table:table-cell office:value-type="float" office:value="-17.084" table:style-name="ce3">
            <text:p>-17.08</text:p>
          </table:table-cell>
          <table:table-cell office:value-type="float" office:value="-20.251999999999999" table:style-name="ce3">
            <text:p>-20.25</text:p>
          </table:table-cell>
          <table:table-cell table:number-columns-repeated="16371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float" office:value="-22.503" table:style-name="ce3">
            <text:p>-22.50</text:p>
          </table:table-cell>
          <table:table-cell office:value-type="float" office:value="-22.417000000000002" table:style-name="ce3">
            <text:p>-22.42</text:p>
          </table:table-cell>
          <table:table-cell office:value-type="float" office:value="-19.062000000000001" table:style-name="ce3">
            <text:p>-19.06</text:p>
          </table:table-cell>
          <table:table-cell office:value-type="float" office:value="-11.815" table:style-name="ce3">
            <text:p>-11.82</text:p>
          </table:table-cell>
          <table:table-cell office:value-type="float" office:value="-5.407" table:style-name="ce3">
            <text:p>-5.41</text:p>
          </table:table-cell>
          <table:table-cell office:value-type="float" office:value="3.6360000000000001" table:style-name="ce3">
            <text:p>3.64</text:p>
          </table:table-cell>
          <table:table-cell office:value-type="float" office:value="6.1440000000000001" table:style-name="ce3">
            <text:p>6.14</text:p>
          </table:table-cell>
          <table:table-cell office:value-type="float" office:value="4.03" table:style-name="ce3">
            <text:p>4.03</text:p>
          </table:table-cell>
          <table:table-cell office:value-type="float" office:value="-1.137" table:style-name="ce3">
            <text:p>-1.14</text:p>
          </table:table-cell>
          <table:table-cell office:value-type="float" office:value="-7.4669999999999996" table:style-name="ce3">
            <text:p>-7.47</text:p>
          </table:table-cell>
          <table:table-cell office:value-type="float" office:value="-14.968999999999999" table:style-name="ce3">
            <text:p>-14.97</text:p>
          </table:table-cell>
          <table:table-cell office:value-type="float" office:value="-19.821000000000002" table:style-name="ce3">
            <text:p>-19.82</text:p>
          </table:table-cell>
          <table:table-cell table:number-columns-repeated="16371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float" office:value="-16.581" table:style-name="ce3">
            <text:p>-16.58</text:p>
          </table:table-cell>
          <table:table-cell office:value-type="float" office:value="-16.97" table:style-name="ce3">
            <text:p>-16.97</text:p>
          </table:table-cell>
          <table:table-cell office:value-type="float" office:value="-16.7" table:style-name="ce3">
            <text:p>-16.70</text:p>
          </table:table-cell>
          <table:table-cell office:value-type="float" office:value="-11.864000000000001" table:style-name="ce3">
            <text:p>-11.86</text:p>
          </table:table-cell>
          <table:table-cell office:value-type="float" office:value="-2.9289999999999998" table:style-name="ce3">
            <text:p>-2.93</text:p>
          </table:table-cell>
          <table:table-cell office:value-type="float" office:value="3.5840000000000001" table:style-name="ce3">
            <text:p>3.58</text:p>
          </table:table-cell>
          <table:table-cell office:value-type="float" office:value="6.0960000000000001" table:style-name="ce3">
            <text:p>6.10</text:p>
          </table:table-cell>
          <table:table-cell office:value-type="float" office:value="4.2359999999999998" table:style-name="ce3">
            <text:p>4.24</text:p>
          </table:table-cell>
          <table:table-cell office:value-type="float" office:value="-2.5000000000000001E-2" table:style-name="ce3">
            <text:p>-0.03</text:p>
          </table:table-cell>
          <table:table-cell office:value-type="float" office:value="-6.1589999999999998" table:style-name="ce3">
            <text:p>-6.16</text:p>
          </table:table-cell>
          <table:table-cell office:value-type="float" office:value="-11.513" table:style-name="ce3">
            <text:p>-11.51</text:p>
          </table:table-cell>
          <table:table-cell office:value-type="float" office:value="-17.841000000000001" table:style-name="ce3">
            <text:p>-17.84</text:p>
          </table:table-cell>
          <table:table-cell table:number-columns-repeated="16371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float" office:value="-20.007000000000001" table:style-name="ce3">
            <text:p>-20.01</text:p>
          </table:table-cell>
          <table:table-cell office:value-type="float" office:value="-19.753" table:style-name="ce3">
            <text:p>-19.75</text:p>
          </table:table-cell>
          <table:table-cell office:value-type="float" office:value="-18.050999999999998" table:style-name="ce3">
            <text:p>-18.05</text:p>
          </table:table-cell>
          <table:table-cell office:value-type="float" office:value="-11.52" table:style-name="ce3">
            <text:p>-11.52</text:p>
          </table:table-cell>
          <table:table-cell office:value-type="float" office:value="-4.3810000000000002" table:style-name="ce3">
            <text:p>-4.38</text:p>
          </table:table-cell>
          <table:table-cell office:value-type="float" office:value="3.0270000000000001" table:style-name="ce3">
            <text:p>3.03</text:p>
          </table:table-cell>
          <table:table-cell office:value-type="float" office:value="5.7210000000000001" table:style-name="ce3">
            <text:p>5.72</text:p>
          </table:table-cell>
          <table:table-cell office:value-type="float" office:value="4.38" table:style-name="ce3">
            <text:p>4.38</text:p>
          </table:table-cell>
          <table:table-cell office:value-type="float" office:value="-0.39800000000000002" table:style-name="ce3">
            <text:p>-0.40</text:p>
          </table:table-cell>
          <table:table-cell office:value-type="float" office:value="-7.8789999999999996" table:style-name="ce3">
            <text:p>-7.88</text:p>
          </table:table-cell>
          <table:table-cell office:value-type="float" office:value="-13.81" table:style-name="ce3">
            <text:p>-13.81</text:p>
          </table:table-cell>
          <table:table-cell office:value-type="float" office:value="-17.568000000000001" table:style-name="ce3">
            <text:p>-17.57</text:p>
          </table:table-cell>
          <table:table-cell table:number-columns-repeated="16371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float" office:value="-19.637" table:style-name="ce3">
            <text:p>-19.64</text:p>
          </table:table-cell>
          <table:table-cell office:value-type="float" office:value="-16.7" table:style-name="ce3">
            <text:p>-16.70</text:p>
          </table:table-cell>
          <table:table-cell office:value-type="float" office:value="-19.803999999999998" table:style-name="ce3">
            <text:p>-19.80</text:p>
          </table:table-cell>
          <table:table-cell office:value-type="float" office:value="-12.259" table:style-name="ce3">
            <text:p>-12.26</text:p>
          </table:table-cell>
          <table:table-cell office:value-type="float" office:value="-3.03" table:style-name="ce3">
            <text:p>-3.03</text:p>
          </table:table-cell>
          <table:table-cell office:value-type="float" office:value="3.472" table:style-name="ce3">
            <text:p>3.47</text:p>
          </table:table-cell>
          <table:table-cell office:value-type="float" office:value="5.7249999999999996" table:style-name="ce3">
            <text:p>5.73</text:p>
          </table:table-cell>
          <table:table-cell office:value-type="float" office:value="4.9790000000000001" table:style-name="ce3">
            <text:p>4.98</text:p>
          </table:table-cell>
          <table:table-cell office:value-type="float" office:value="-0.36199999999999999" table:style-name="ce3">
            <text:p>-0.36</text:p>
          </table:table-cell>
          <table:table-cell office:value-type="float" office:value="-7.1950000000000003" table:style-name="ce3">
            <text:p>-7.20</text:p>
          </table:table-cell>
          <table:table-cell office:value-type="float" office:value="-16.545999999999999" table:style-name="ce3">
            <text:p>-16.55</text:p>
          </table:table-cell>
          <table:table-cell office:value-type="float" office:value="-20.542999999999999" table:style-name="ce3">
            <text:p>-20.54</text:p>
          </table:table-cell>
          <table:table-cell table:number-columns-repeated="16371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float" office:value="-23.29" table:style-name="ce3">
            <text:p>-23.29</text:p>
          </table:table-cell>
          <table:table-cell office:value-type="float" office:value="-22.209" table:style-name="ce3">
            <text:p>-22.21</text:p>
          </table:table-cell>
          <table:table-cell office:value-type="float" office:value="-18.873000000000001" table:style-name="ce3">
            <text:p>-18.87</text:p>
          </table:table-cell>
          <table:table-cell office:value-type="float" office:value="-10.808" table:style-name="ce3">
            <text:p>-10.81</text:p>
          </table:table-cell>
          <table:table-cell office:value-type="float" office:value="-1.6060000000000001" table:style-name="ce3">
            <text:p>-1.61</text:p>
          </table:table-cell>
          <table:table-cell office:value-type="float" office:value="4.4870000000000001" table:style-name="ce3">
            <text:p>4.49</text:p>
          </table:table-cell>
          <table:table-cell office:value-type="float" office:value="6.6260000000000003" table:style-name="ce3">
            <text:p>6.63</text:p>
          </table:table-cell>
          <table:table-cell office:value-type="float" office:value="5.1369999999999996" table:style-name="ce3">
            <text:p>5.14</text:p>
          </table:table-cell>
          <table:table-cell office:value-type="float" office:value="9.7000000000000003E-2" table:style-name="ce3">
            <text:p>0.10</text:p>
          </table:table-cell>
          <table:table-cell office:value-type="float" office:value="-8.3190000000000008" table:style-name="ce3">
            <text:p>-8.32</text:p>
          </table:table-cell>
          <table:table-cell office:value-type="float" office:value="-15.895" table:style-name="ce3">
            <text:p>-15.90</text:p>
          </table:table-cell>
          <table:table-cell office:value-type="float" office:value="-19.675000000000001" table:style-name="ce3">
            <text:p>-19.68</text:p>
          </table:table-cell>
          <table:table-cell table:number-columns-repeated="16371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float" office:value="-23.584" table:style-name="ce3">
            <text:p>-23.58</text:p>
          </table:table-cell>
          <table:table-cell office:value-type="float" office:value="-22.504999999999999" table:style-name="ce3">
            <text:p>-22.51</text:p>
          </table:table-cell>
          <table:table-cell office:value-type="float" office:value="-21.236000000000001" table:style-name="ce3">
            <text:p>-21.24</text:p>
          </table:table-cell>
          <table:table-cell office:value-type="float" office:value="-11.007" table:style-name="ce3">
            <text:p>-11.01</text:p>
          </table:table-cell>
          <table:table-cell office:value-type="float" office:value="-2.3069999999999999" table:style-name="ce3">
            <text:p>-2.31</text:p>
          </table:table-cell>
          <table:table-cell office:value-type="float" office:value="3.8969999999999998" table:style-name="ce3">
            <text:p>3.90</text:p>
          </table:table-cell>
          <table:table-cell office:value-type="float" office:value="6.67" table:style-name="ce3">
            <text:p>6.67</text:p>
          </table:table-cell>
          <table:table-cell office:value-type="float" office:value="5.3689999999999998" table:style-name="ce3">
            <text:p>5.37</text:p>
          </table:table-cell>
          <table:table-cell office:value-type="float" office:value="-0.28299999999999997" table:style-name="ce3">
            <text:p>-0.28</text:p>
          </table:table-cell>
          <table:table-cell office:value-type="float" office:value="-7.0609999999999999" table:style-name="ce3">
            <text:p>-7.06</text:p>
          </table:table-cell>
          <table:table-cell office:value-type="float" office:value="-13.733000000000001" table:style-name="ce3">
            <text:p>-13.73</text:p>
          </table:table-cell>
          <table:table-cell office:value-type="float" office:value="-18.779" table:style-name="ce3">
            <text:p>-18.78</text:p>
          </table:table-cell>
          <table:table-cell table:number-columns-repeated="16371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float" office:value="-20.523" table:style-name="ce3">
            <text:p>-20.52</text:p>
          </table:table-cell>
          <table:table-cell office:value-type="float" office:value="-20.260999999999999" table:style-name="ce3">
            <text:p>-20.26</text:p>
          </table:table-cell>
          <table:table-cell office:value-type="float" office:value="-20.913" table:style-name="ce3">
            <text:p>-20.91</text:p>
          </table:table-cell>
          <table:table-cell office:value-type="float" office:value="-11.667999999999999" table:style-name="ce3">
            <text:p>-11.67</text:p>
          </table:table-cell>
          <table:table-cell office:value-type="float" office:value="-2.5720000000000001" table:style-name="ce3">
            <text:p>-2.57</text:p>
          </table:table-cell>
          <table:table-cell office:value-type="float" office:value="3.43" table:style-name="ce3">
            <text:p>3.43</text:p>
          </table:table-cell>
          <table:table-cell office:value-type="float" office:value="5.3570000000000002" table:style-name="ce3">
            <text:p>5.36</text:p>
          </table:table-cell>
          <table:table-cell office:value-type="float" office:value="4.7229999999999999" table:style-name="ce3">
            <text:p>4.72</text:p>
          </table:table-cell>
          <table:table-cell office:value-type="float" office:value="-0.86599999999999999" table:style-name="ce3">
            <text:p>-0.87</text:p>
          </table:table-cell>
          <table:table-cell office:value-type="float" office:value="-6.2789999999999999" table:style-name="ce3">
            <text:p>-6.28</text:p>
          </table:table-cell>
          <table:table-cell office:value-type="float" office:value="-13.782" table:style-name="ce3">
            <text:p>-13.78</text:p>
          </table:table-cell>
          <table:table-cell office:value-type="float" office:value="-17.727" table:style-name="ce3">
            <text:p>-17.73</text:p>
          </table:table-cell>
          <table:table-cell table:number-columns-repeated="16371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aphne Badounas</meta:initial-creator>
    <dc:creator>Daphne Badounas</dc:creator>
    <meta:creation-date>2022-05-13T12:58:20Z</meta:creation-date>
    <dc:date>2022-05-14T15:19:09Z</dc:date>
  </office:meta>
</office:document-meta>
</file>